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874in"/>
    </style:style>
    <style:style style:name="co2" style:family="table-column">
      <style:table-column-properties fo:break-before="auto" style:column-width="0.1008in"/>
    </style:style>
    <style:style style:name="co3" style:family="table-column">
      <style:table-column-properties fo:break-before="auto" style:column-width="0.8063in"/>
    </style:style>
    <style:style style:name="co4" style:family="table-column">
      <style:table-column-properties fo:break-before="auto" style:column-width="0.1134in"/>
    </style:style>
    <style:style style:name="co5" style:family="table-column">
      <style:table-column-properties fo:break-before="auto" style:column-width="3.2252in"/>
    </style:style>
    <style:style style:name="co6" style:family="table-column">
      <style:table-column-properties fo:break-before="auto" style:column-width="0.9752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969696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  <style:map style:condition="is-true-formula(MOD(ROW();2)=0)" style:apply-style-name="Excel_5f_CondFormat_5f_1_5f_2_5f_1" style:base-cell-address="Sheet1.A1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969696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  <style:map style:condition="is-true-formula(MOD(ROW();2)=0)" style:apply-style-name="Excel_5f_CondFormat_5f_1_5f_1_5f_1" style:base-cell-address="Sheet1.A2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969696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  <style:map style:condition="is-true-formula(MOD(ROW();2)=0)" style:apply-style-name="Excel_5f_CondFormat_5f_1_5f_1_5f_1" style:base-cell-address="Sheet1.A2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969696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is-true-formula(MOD(ROW();2)=0)" style:apply-style-name="Excel_5f_CondFormat_5f_1_5f_1_5f_1" style:base-cell-address="Sheet1.A1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969696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6pt" fo:font-style="normal" fo:text-shadow="none" style:text-underline-style="none" fo:font-weight="bold" style:font-size-asian="6pt" style:font-style-asian="normal" style:font-weight-asian="bold" style:font-name-complex="Sans" style:font-size-complex="6pt" style:font-style-complex="normal" style:font-weight-complex="bold"/>
      <style:map style:condition="is-true-formula(MOD(ROW();2)=0)" style:apply-style-name="Excel_5f_CondFormat_5f_1_5f_2_5f_1" style:base-cell-address="Sheet1.A1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969696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6pt" fo:font-style="normal" fo:text-shadow="none" style:text-underline-style="none" fo:font-weight="bold" style:font-size-asian="6pt" style:font-style-asian="normal" style:font-weight-asian="bold" style:font-name-complex="Sans" style:font-size-complex="6pt" style:font-style-complex="normal" style:font-weight-complex="bold"/>
      <style:map style:condition="is-true-formula(MOD(ROW();2)=0)" style:apply-style-name="Excel_5f_CondFormat_5f_1_5f_1_5f_1" style:base-cell-address="Sheet1.A2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969696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7pt" fo:font-style="normal" fo:text-shadow="none" style:text-underline-style="none" fo:font-weight="bold" style:font-size-asian="7pt" style:font-style-asian="normal" style:font-weight-asian="bold" style:font-name-complex="Sans" style:font-size-complex="7pt" style:font-style-complex="normal" style:font-weight-complex="bold"/>
      <style:map style:condition="is-true-formula(MOD(ROW();2)=0)" style:apply-style-name="Excel_5f_CondFormat_5f_1_5f_2_5f_1" style:base-cell-address="Sheet1.A1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969696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7pt" fo:font-style="normal" fo:text-shadow="none" style:text-underline-style="none" fo:font-weight="bold" style:font-size-asian="7pt" style:font-style-asian="normal" style:font-weight-asian="bold" style:font-name-complex="Sans" style:font-size-complex="7pt" style:font-style-complex="normal" style:font-weight-complex="bold"/>
      <style:map style:condition="is-true-formula(MOD(ROW();2)=0)" style:apply-style-name="Excel_5f_CondFormat_5f_1_5f_1_5f_1" style:base-cell-address="Sheet1.A2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969696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is-true-formula(MOD(ROW();2)=0)" style:apply-style-name="Excel_5f_CondFormat_5f_1_5f_2_5f_1" style:base-cell-address="Sheet1.A1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969696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is-true-formula(MOD(ROW();2)=0)" style:apply-style-name="Excel_5f_CondFormat_5f_1_5f_1_5f_1" style:base-cell-address="Sheet1.A2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number-columns-repeated="998" table:default-cell-style-name="Default"/>
        <table:table-row table:style-name="ro1">
          <table:table-cell table:style-name="ce1"/>
          <table:table-cell table:style-name="ce6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11" office:value-type="string">
            <text:p>†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2" office:value-type="string">
            <text:p>all viewpoints considered</text:p>
          </table:table-cell>
          <table:table-cell table:style-name="ce7" office:value-type="string">
            <text:p>+</text:p>
          </table:table-cell>
          <table:table-cell table:style-name="ce2" table:formula="of:=[.Z2]" office:value-type="string" office:string-value="activity be accessible">
            <text:p>activity be accessible</text:p>
          </table:table-cell>
          <table:table-cell table:style-name="ce9" office:value-type="string">
            <text:p>+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+</text:p>
          </table:table-cell>
          <table:table-cell table:style-name="ce2" table:formula="of:=[.Z21]" office:value-type="string" office:string-value="document has diverse viewpoints">
            <text:p>document has diverse viewpoints</text:p>
          </table:table-cell>
          <table:table-cell table:style-name="ce9" office:value-type="string">
            <text:p>+</text:p>
          </table:table-cell>
          <table:table-cell table:style-name="ce2" table:formula="of:=[.Z29]" office:value-type="string" office:string-value="foster discussion of differences">
            <text:p>foster discussion of differences</text:p>
          </table:table-cell>
          <table:table-cell table:style-name="ce9" office:value-type="string">
            <text:p>+</text:p>
          </table:table-cell>
          <table:table-cell table:style-name="ce2" table:formula="of:=[.Z38]" office:value-type="string" office:string-value="information sources be broad">
            <text:p>information sources be broad</text:p>
          </table:table-cell>
          <table:table-cell table:style-name="ce9" office:value-type="string">
            <text:p>+</text:p>
          </table:table-cell>
          <table:table-cell table:style-name="ce2" table:formula="of:=[.Z36]" office:value-type="string" office:string-value="increase content breadth">
            <text:p>increase content breadth</text:p>
          </table:table-cell>
          <table:table-cell table:style-name="ce9" office:value-type="string">
            <text:p>+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-</text:p>
          </table:table-cell>
          <table:table-cell table:style-name="ce2" table:formula="of:=[.Z10]" office:value-type="string" office:string-value="communication is succinct">
            <text:p>communication is succinct</text:p>
          </table:table-cell>
          <table:table-cell table:style-name="ce9" office:value-type="string">
            <text:p>-</text:p>
          </table:table-cell>
          <table:table-cell table:style-name="ce2" table:formula="of:=[.Z28]" office:value-type="string" office:string-value="flame wars be avoided">
            <text:p>flame wars be avoided</text:p>
          </table:table-cell>
          <table:table-cell table:style-name="ce9" office:value-type="string">
            <text:p>-</text:p>
          </table:table-cell>
          <table:table-cell table:style-name="ce2" table:formula="of:=[.Z55]" office:value-type="string" office:string-value="retain democratic nature">
            <text:p>retain democratic nature</text:p>
          </table:table-cell>
          <table:table-cell table:style-name="ce9" office:value-type="string">
            <text:p>+</text:p>
          </table:table-cell>
          <table:table-cell table:style-name="ce10" table:formula="of:=[.Z44]" office:value-type="string" office:string-value="opposing views be expressed">
            <text:p>opposing views be expressed</text:p>
          </table:table-cell>
          <table:table-cell table:style-name="ce12" office:value-type="string">
            <text:p>+</text:p>
          </table:table-cell>
          <table:table-cell table:style-name="ce2" table:formula="of:=[.Z57]" office:value-type="string" office:string-value="sensitive issues be surfaced">
            <text:p>sensitive issues be surfaced</text:p>
          </table:table-cell>
          <table:table-cell table:style-name="ce2" office:value-type="string">
            <text:p>activity be accessible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acceptance</text:p>
          </table:table-cell>
          <table:table-cell table:style-name="ce7" office:value-type="string">
            <text:p>+</text:p>
          </table:table-cell>
          <table:table-cell table:style-name="ce2" table:formula="of:=[.Z4]" office:value-type="string" office:string-value="agreement be sincere">
            <text:p>agreement be sincere</text:p>
          </table:table-cell>
          <table:table-cell table:style-name="ce9" office:value-type="string">
            <text:p>+</text:p>
          </table:table-cell>
          <table:table-cell table:style-name="ce2" table:formula="of:=[.Z8]" office:value-type="string" office:string-value="build common ground">
            <text:p>build common ground</text:p>
          </table:table-cell>
          <table:table-cell table:style-name="ce9" office:value-type="string">
            <text:p>+</text:p>
          </table:table-cell>
          <table:table-cell table:style-name="ce2" table:formula="of:=[.Z16]" office:value-type="string" office:string-value="credibility be increased">
            <text:p>credibility be increased</text:p>
          </table:table-cell>
          <table:table-cell table:style-name="ce9" office:value-type="string">
            <text:p>+</text:p>
          </table:table-cell>
          <table:table-cell table:style-name="ce2" table:formula="of:=[.Z28]" office:value-type="string" office:string-value="flame wars be avoided">
            <text:p>flame wars be avoided</text:p>
          </table:table-cell>
          <table:table-cell table:style-name="ce9" office:value-type="string">
            <text:p>+</text:p>
          </table:table-cell>
          <table:table-cell table:style-name="ce2" table:formula="of:=[.Z31]" office:value-type="string" office:string-value="group stability">
            <text:p>group stability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adoption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active groups</text:p>
          </table:table-cell>
          <table:table-cell table:style-name="ce7" office:value-type="string">
            <text:p>+</text:p>
          </table:table-cell>
          <table:table-cell table:style-name="ce2" table:formula="of:=[.Z46]" office:value-type="string" office:string-value="participation increased">
            <text:p>participation increas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agreement be sincere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active participation</text:p>
          </table:table-cell>
          <table:table-cell table:style-name="ce7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avoid evaluation apprehension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adhere to standard process</text:p>
          </table:table-cell>
          <table:table-cell table:style-name="ce7" office:value-type="string">
            <text:p>+</text:p>
          </table:table-cell>
          <table:table-cell table:style-name="ce2" table:formula="of:=[.Z24]" office:value-type="string" office:string-value="effort be minimal">
            <text:p>effort be minimal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5]" office:value-type="string" office:string-value="emergent collaboration">
            <text:p>emergent collaboration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awareness of others activities be supported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analyse comment topic</text:p>
          </table:table-cell>
          <table:table-cell table:style-name="ce7" office:value-type="string">
            <text:p>+</text:p>
          </table:table-cell>
          <table:table-cell table:style-name="ce2" table:formula="of:=[.Z23]" office:value-type="string" office:string-value="efficiently aggregate content">
            <text:p>efficiently aggregate content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2]" office:value-type="string" office:string-value="ease of use">
            <text:p>ease of use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be associated with status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argument presentation</text:p>
          </table:table-cell>
          <table:table-cell table:style-name="ce7" office:value-type="string">
            <text:p>+</text:p>
          </table:table-cell>
          <table:table-cell table:style-name="ce2" table:formula="of:=[.Z27]" office:value-type="string" office:string-value="express arguments formally">
            <text:p>express arguments formally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build common ground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awareness of shared representation</text:p>
          </table:table-cell>
          <table:table-cell table:style-name="ce7" office:value-type="string">
            <text:p>+</text:p>
          </table:table-cell>
          <table:table-cell table:style-name="ce2" table:formula="of:=[.Z30]" office:value-type="string" office:string-value="foster group identity">
            <text:p>foster group identity</text:p>
          </table:table-cell>
          <table:table-cell table:style-name="ce9" office:value-type="string">
            <text:p>+</text:p>
          </table:table-cell>
          <table:table-cell table:style-name="ce2" table:formula="of:=[.Z13]" office:value-type="string" office:string-value="community bond be forged">
            <text:p>community bond be forged</text:p>
          </table:table-cell>
          <table:table-cell table:style-name="ce9" office:value-type="string">
            <text:p>+</text:p>
          </table:table-cell>
          <table:table-cell table:style-name="ce2" table:formula="of:=[.Z6]" office:value-type="string" office:string-value="awareness of others activities be supported">
            <text:p>awareness of others activities be supported</text:p>
          </table:table-cell>
          <table:table-cell table:style-name="ce9" office:value-type="string">
            <text:p>+</text:p>
          </table:table-cell>
          <table:table-cell table:style-name="ce2" table:formula="of:=[.Z9]" office:value-type="string" office:string-value="collective knowledge representation be supported">
            <text:p>collective knowledge representation be support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collective knowledge representation be supported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bridge f2f and online</text:p>
          </table:table-cell>
          <table:table-cell table:style-name="ce7" office:value-type="string">
            <text:p>+</text:p>
          </table:table-cell>
          <table:table-cell table:style-name="ce2" table:formula="of:=[.Z63]" office:value-type="string" office:string-value="trust">
            <text:p>trust</text:p>
          </table:table-cell>
          <table:table-cell table:style-name="ce9" office:value-type="string">
            <text:p>+</text:p>
          </table:table-cell>
          <table:table-cell table:style-name="ce2" table:formula="of:=[.Z16]" office:value-type="string" office:string-value="credibility be increased">
            <text:p>credibility be increased</text:p>
          </table:table-cell>
          <table:table-cell table:style-name="ce9" office:value-type="string">
            <text:p>+</text:p>
          </table:table-cell>
          <table:table-cell table:style-name="ce2" table:formula="of:=[.Z45]" office:value-type="string" office:string-value="participation">
            <text:p>participation</text:p>
          </table:table-cell>
          <table:table-cell table:style-name="ce9" office:value-type="string">
            <text:p>+</text:p>
          </table:table-cell>
          <table:table-cell table:style-name="ce2" table:formula="of:=[.Z2]" office:value-type="string" office:string-value="activity be accessible">
            <text:p>activity be accessibl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communication is succinct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comfortable communication</text:p>
          </table:table-cell>
          <table:table-cell table:style-name="ce7" office:value-type="string">
            <text:p>+</text:p>
          </table:table-cell>
          <table:table-cell table:style-name="ce2" table:formula="of:=[.Z8]" office:value-type="string" office:string-value="build common ground">
            <text:p>build common groun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8]" office:value-type="string" office:string-value="flame wars be avoided">
            <text:p>flame wars be avoide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community be evolvable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comment</text:p>
          </table:table-cell>
          <table:table-cell table:style-name="ce7" office:value-type="string">
            <text:p>+</text:p>
          </table:table-cell>
          <table:table-cell table:style-name="ce2" table:formula="of:=[.Z45]" office:value-type="string" office:string-value="participation">
            <text:p>participation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community be sustainable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complex search queries</text:p>
          </table:table-cell>
          <table:table-cell table:style-name="ce7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2]" office:value-type="string" office:string-value="ease of use">
            <text:p>ease of use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community bond be forged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consciously produce social cues</text:p>
          </table:table-cell>
          <table:table-cell table:style-name="ce7" office:value-type="string">
            <text:p>+</text:p>
          </table:table-cell>
          <table:table-cell table:style-name="ce2" table:formula="of:=[.Z37]" office:value-type="string" office:string-value="increase user social ties">
            <text:p>increase user social ties</text:p>
          </table:table-cell>
          <table:table-cell table:style-name="ce9" office:value-type="string">
            <text:p>+</text:p>
          </table:table-cell>
          <table:table-cell table:style-name="ce2" table:formula="of:=[.Z58]" office:value-type="string" office:string-value="social norms be emergent">
            <text:p>social norms be emergent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2]" office:value-type="string" office:string-value="ease of use">
            <text:p>ease of use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community involvement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contribute opinion</text:p>
          </table:table-cell>
          <table:table-cell table:style-name="ce7" office:value-type="string">
            <text:p>+</text:p>
          </table:table-cell>
          <table:table-cell table:style-name="ce2" table:formula="of:=[.Z45]" office:value-type="string" office:string-value="participation">
            <text:p>participation</text:p>
          </table:table-cell>
          <table:table-cell table:style-name="ce9" office:value-type="string">
            <text:p>+</text:p>
          </table:table-cell>
          <table:table-cell table:style-name="ce2" table:formula="of:=[.Z21]" office:value-type="string" office:string-value="document has diverse viewpoints">
            <text:p>document has diverse viewpoints</text:p>
          </table:table-cell>
          <table:table-cell table:style-name="ce9" office:value-type="string">
            <text:p>+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content be engaging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contribute to diverse topics</text:p>
          </table:table-cell>
          <table:table-cell table:style-name="ce7" office:value-type="string">
            <text:p>+</text:p>
          </table:table-cell>
          <table:table-cell table:style-name="ce2" table:formula="of:=[.Z40]" office:value-type="string" office:string-value="involvement be increased">
            <text:p>involvement be increased</text:p>
          </table:table-cell>
          <table:table-cell table:style-name="ce9" office:value-type="string">
            <text:p>+</text:p>
          </table:table-cell>
          <table:table-cell table:style-name="ce2" table:formula="of:=[.Z45]" office:value-type="string" office:string-value="participation">
            <text:p>participation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8]" office:value-type="string" office:string-value="build common ground">
            <text:p>build common groun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credibility be increased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create safe spaces</text:p>
          </table:table-cell>
          <table:table-cell table:style-name="ce7" office:value-type="string">
            <text:p>+</text:p>
          </table:table-cell>
          <table:table-cell table:style-name="ce2" table:formula="of:=[.Z28]" office:value-type="string" office:string-value="flame wars be avoided">
            <text:p>flame wars be avoided</text:p>
          </table:table-cell>
          <table:table-cell table:style-name="ce9" office:value-type="string">
            <text:p>+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+</text:p>
          </table:table-cell>
          <table:table-cell table:style-name="ce2" table:formula="of:=[.Z63]" office:value-type="string" office:string-value="trust">
            <text:p>trust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decision making be facilitated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tect frequent viewers</text:p>
          </table:table-cell>
          <table:table-cell table:style-name="ce7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determining relevent discussion to join be simple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ifferetiate community from others</text:p>
          </table:table-cell>
          <table:table-cell table:style-name="ce7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discussion be ethical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irect access to content of interest</text:p>
          </table:table-cell>
          <table:table-cell table:style-name="ce7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 table:formula="of:=[.Z23]" office:value-type="string" office:string-value="efficiently aggregate content">
            <text:p>efficiently aggregate content</text:p>
          </table:table-cell>
          <table:table-cell table:style-name="ce9" office:value-type="string">
            <text:p>+</text:p>
          </table:table-cell>
          <table:table-cell table:style-name="ce2" table:formula="of:=[.Z40]" office:value-type="string" office:string-value="involvement be increased">
            <text:p>involvement be increased</text:p>
          </table:table-cell>
          <table:table-cell table:style-name="ce9" office:value-type="string">
            <text:p>+</text:p>
          </table:table-cell>
          <table:table-cell table:style-name="ce2" table:formula="of:=[.Z54]" office:value-type="string" office:string-value="relevant information be accesible">
            <text:p>relevant information be accesible</text:p>
          </table:table-cell>
          <table:table-cell table:style-name="ce9" office:value-type="string">
            <text:p>+</text:p>
          </table:table-cell>
          <table:table-cell table:style-name="ce2" table:formula="of:=[.Z18]" office:value-type="string" office:string-value="determining relevent discussion to join be simple">
            <text:p>determining relevent discussion to join be simpl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9]" office:value-type="string" office:string-value="foster discussion of differences">
            <text:p>foster discussion of differences</text:p>
          </table:table-cell>
          <table:table-cell table:style-name="ce9" office:value-type="string">
            <text:p>-</text:p>
          </table:table-cell>
          <table:table-cell table:style-name="ce2" table:formula="of:=[.Z57]" office:value-type="string" office:string-value="sensitive issues be surfaced">
            <text:p>sensitive issues be surface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divergent thinking be facilitated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istinguish members</text:p>
          </table:table-cell>
          <table:table-cell table:style-name="ce7" office:value-type="string">
            <text:p>+</text:p>
          </table:table-cell>
          <table:table-cell table:style-name="ce2" table:formula="of:=[.Z7]" office:value-type="string" office:string-value="be associated with status">
            <text:p>be associated with status</text:p>
          </table:table-cell>
          <table:table-cell table:style-name="ce9" office:value-type="string">
            <text:p>+</text:p>
          </table:table-cell>
          <table:table-cell table:style-name="ce2" table:formula="of:=[.Z34]" office:value-type="string" office:string-value="identify valuable participants">
            <text:p>identify valuable participants</text:p>
          </table:table-cell>
          <table:table-cell table:style-name="ce9" office:value-type="string">
            <text:p>+</text:p>
          </table:table-cell>
          <table:table-cell table:style-name="ce2" table:formula="of:=[.Z35]" office:value-type="string" office:string-value="identity is projected to others">
            <text:p>identity is projected to others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3" office:value-type="string">
            <text:p>document has diverse viewpoints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o not state disagreement</text:p>
          </table:table-cell>
          <table:table-cell table:style-name="ce7" office:value-type="string">
            <text:p>+</text:p>
          </table:table-cell>
          <table:table-cell table:style-name="ce2" table:formula="of:=[.Z32]" office:value-type="string" office:string-value="group unity">
            <text:p>group unity</text:p>
          </table:table-cell>
          <table:table-cell table:style-name="ce9" office:value-type="string">
            <text:p>+</text:p>
          </table:table-cell>
          <table:table-cell table:style-name="ce2" table:formula="of:=[.Z28]" office:value-type="string" office:string-value="flame wars be avoided">
            <text:p>flame wars be avoided</text:p>
          </table:table-cell>
          <table:table-cell table:style-name="ce9" office:value-type="string">
            <text:p>+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9]" office:value-type="string" office:string-value="foster discussion of differences">
            <text:p>foster discussion of differences</text:p>
          </table:table-cell>
          <table:table-cell table:style-name="ce9" office:value-type="string">
            <text:p>-</text:p>
          </table:table-cell>
          <table:table-cell table:style-name="ce2" table:formula="of:=[.Z44]" office:value-type="string" office:string-value="opposing views be expressed">
            <text:p>opposing views be expressed</text:p>
          </table:table-cell>
          <table:table-cell table:style-name="ce9" office:value-type="string">
            <text:p>-</text:p>
          </table:table-cell>
          <table:table-cell table:style-name="ce2" table:formula="of:=[.Z28]" office:value-type="string" office:string-value="flame wars be avoided">
            <text:p>flame wars be avoided</text:p>
          </table:table-cell>
          <table:table-cell table:style-name="ce9" office:value-type="string">
            <text:p>-</text:p>
          </table:table-cell>
          <table:table-cell table:style-name="ce2" table:formula="of:=[.Z42]" office:value-type="string" office:string-value="neutrality">
            <text:p>neutrality</text:p>
          </table:table-cell>
          <table:table-cell table:style-name="ce9" office:value-type="string">
            <text:p>-</text:p>
          </table:table-cell>
          <table:table-cell table:style-name="ce2" table:formula="of:=[.Z54]" office:value-type="string" office:string-value="relevant information be accesible">
            <text:p>relevant information be accesible</text:p>
          </table:table-cell>
          <table:table-cell table:style-name="ce9" office:value-type="string">
            <text:p>-</text:p>
          </table:table-cell>
          <table:table-cell table:style-name="ce2" table:formula="of:=[.Z56]" office:value-type="string" office:string-value="selective dissemination of informaiton">
            <text:p>selective dissemination of informaiton</text:p>
          </table:table-cell>
          <table:table-cell table:style-name="ce12" office:value-type="string">
            <text:p>†</text:p>
          </table:table-cell>
          <table:table-cell table:style-name="ce2"/>
          <table:table-cell table:style-name="ce3" office:value-type="string">
            <text:p>ease of use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easily contribute</text:p>
          </table:table-cell>
          <table:table-cell table:style-name="ce7" office:value-type="string">
            <text:p>+</text:p>
          </table:table-cell>
          <table:table-cell table:style-name="ce2" table:formula="of:=[.Z45]" office:value-type="string" office:string-value="participation">
            <text:p>participation</text:p>
          </table:table-cell>
          <table:table-cell table:style-name="ce9" office:value-type="string">
            <text:p>+</text:p>
          </table:table-cell>
          <table:table-cell table:style-name="ce2" table:formula="of:=[.Z22]" office:value-type="string" office:string-value="ease of use">
            <text:p>ease of us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efficiently aggregate content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emphasize alliance with reputable organziations</text:p>
          </table:table-cell>
          <table:table-cell table:style-name="ce7" office:value-type="string">
            <text:p>+</text:p>
          </table:table-cell>
          <table:table-cell table:style-name="ce2" table:formula="of:=[.Z16]" office:value-type="string" office:string-value="credibility be increased">
            <text:p>credibility be increas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3" office:value-type="string">
            <text:p>effort be minimal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emphasize shared background</text:p>
          </table:table-cell>
          <table:table-cell table:style-name="ce7" office:value-type="string">
            <text:p>+</text:p>
          </table:table-cell>
          <table:table-cell table:style-name="ce2" table:formula="of:=[.Z13]" office:value-type="string" office:string-value="community bond be forged">
            <text:p>community bond be forged</text:p>
          </table:table-cell>
          <table:table-cell table:style-name="ce9" office:value-type="string">
            <text:p>+</text:p>
          </table:table-cell>
          <table:table-cell table:style-name="ce2" table:formula="of:=[.Z30]" office:value-type="string" office:string-value="foster group identity">
            <text:p>foster group identity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-</text:p>
          </table:table-cell>
          <table:table-cell table:style-name="ce2" table:formula="of:=[.Z44]" office:value-type="string" office:string-value="opposing views be expressed">
            <text:p>opposing views be expressed</text:p>
          </table:table-cell>
          <table:table-cell table:style-name="ce9" office:value-type="string">
            <text:p>-</text:p>
          </table:table-cell>
          <table:table-cell table:style-name="ce2" table:formula="of:=[.Z29]" office:value-type="string" office:string-value="foster discussion of differences">
            <text:p>foster discussion of differences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emergent collaboration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evaluate content</text:p>
          </table:table-cell>
          <table:table-cell table:style-name="ce7" office:value-type="string">
            <text:p>+</text:p>
          </table:table-cell>
          <table:table-cell table:style-name="ce2" table:formula="of:=[.Z17]" office:value-type="string" office:string-value="decision making be facilitated">
            <text:p>decision making be facilitated</text:p>
          </table:table-cell>
          <table:table-cell table:style-name="ce9" office:value-type="string">
            <text:p>+</text:p>
          </table:table-cell>
          <table:table-cell table:style-name="ce2" table:formula="of:=[.Z59]" office:value-type="string" office:string-value="summarization be simple">
            <text:p>summarization be simple</text:p>
          </table:table-cell>
          <table:table-cell table:style-name="ce9" office:value-type="string">
            <text:p>+</text:p>
          </table:table-cell>
          <table:table-cell table:style-name="ce2" table:formula="of:=[.Z41]" office:value-type="string" office:string-value="knowledge externalization be supported">
            <text:p>knowledge externalization be supported</text:p>
          </table:table-cell>
          <table:table-cell table:style-name="ce9" office:value-type="string">
            <text:p>+</text:p>
          </table:table-cell>
          <table:table-cell table:style-name="ce2" table:formula="of:=[.Z45]" office:value-type="string" office:string-value="participation">
            <text:p>participation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-</text:p>
          </table:table-cell>
          <table:table-cell table:style-name="ce2" table:formula="of:=[.Z28]" office:value-type="string" office:string-value="flame wars be avoided">
            <text:p>flame wars be avoide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engagement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expand spaces for interaction</text:p>
          </table:table-cell>
          <table:table-cell table:style-name="ce7" office:value-type="string">
            <text:p>+</text:p>
          </table:table-cell>
          <table:table-cell table:style-name="ce2" table:formula="of:=[.Z25]" office:value-type="string" office:string-value="emergent collaboration">
            <text:p>emergent collaboration</text:p>
          </table:table-cell>
          <table:table-cell table:style-name="ce9" office:value-type="string">
            <text:p>+</text:p>
          </table:table-cell>
          <table:table-cell table:style-name="ce2" table:formula="of:=[.Z55]" office:value-type="string" office:string-value="retain democratic nature">
            <text:p>retain democratic natur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17]" office:value-type="string" office:string-value="decision making be facilitated">
            <text:p>decision making be facilitated</text:p>
          </table:table-cell>
          <table:table-cell table:style-name="ce9" office:value-type="string">
            <text:p>-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-</text:p>
          </table:table-cell>
          <table:table-cell table:style-name="ce2" table:formula="of:=[.Z60]" office:value-type="string" office:string-value="sustained interaction">
            <text:p>sustained interaction</text:p>
          </table:table-cell>
          <table:table-cell table:style-name="ce9" office:value-type="string">
            <text:p>-</text:p>
          </table:table-cell>
          <table:table-cell table:style-name="ce2" table:formula="of:=[.Z23]" office:value-type="string" office:string-value="efficiently aggregate content">
            <text:p>efficiently aggregate content</text:p>
          </table:table-cell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express arguments formally</text:p>
          </table:table-cell>
          <table:table-cell table:number-columns-repeated="998"/>
        </table:table-row>
        <table:table-row table:style-name="ro1">
          <table:table-cell table:style-name="ce3" office:value-type="string">
            <text:p>express arguments formally</text:p>
          </table:table-cell>
          <table:table-cell table:style-name="ce7" office:value-type="string">
            <text:p>+</text:p>
          </table:table-cell>
          <table:table-cell table:style-name="ce2" table:formula="of:=[.Z17]" office:value-type="string" office:string-value="decision making be facilitated">
            <text:p>decision making be facilitated</text:p>
          </table:table-cell>
          <table:table-cell table:style-name="ce9" office:value-type="string">
            <text:p>+</text:p>
          </table:table-cell>
          <table:table-cell table:style-name="ce2" table:formula="of:=[.Z9]" office:value-type="string" office:string-value="collective knowledge representation be supported">
            <text:p>collective knowledge representation be supported</text:p>
          </table:table-cell>
          <table:table-cell table:style-name="ce9" office:value-type="string">
            <text:p>+</text:p>
          </table:table-cell>
          <table:table-cell table:style-name="ce2" table:formula="of:=[.Z41]" office:value-type="string" office:string-value="knowledge externalization be supported">
            <text:p>knowledge externalization be supported</text:p>
          </table:table-cell>
          <table:table-cell table:style-name="ce9" office:value-type="string">
            <text:p>+</text:p>
          </table:table-cell>
          <table:table-cell table:style-name="ce2" table:formula="of:=[.Z59]" office:value-type="string" office:string-value="summarization be simple">
            <text:p>summarization be simple</text:p>
          </table:table-cell>
          <table:table-cell table:style-name="ce9" office:value-type="string">
            <text:p>+</text:p>
          </table:table-cell>
          <table:table-cell table:style-name="ce2" table:formula="of:=[.Z23]" office:value-type="string" office:string-value="efficiently aggregate content">
            <text:p>efficiently aggregate content</text:p>
          </table:table-cell>
          <table:table-cell table:style-name="ce9" office:value-type="string">
            <text:p>+</text:p>
          </table:table-cell>
          <table:table-cell table:style-name="ce2" table:formula="of:=[.Z44]" office:value-type="string" office:string-value="opposing views be expressed">
            <text:p>opposing views be express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]" office:value-type="string" office:string-value="activity be accessible">
            <text:p>activity be accessible</text:p>
          </table:table-cell>
          <table:table-cell table:style-name="ce9" office:value-type="string">
            <text:p>-</text:p>
          </table:table-cell>
          <table:table-cell table:style-name="ce2" table:formula="of:=[.Z10]" office:value-type="string" office:string-value="communication is succinct">
            <text:p>communication is succinct</text:p>
          </table:table-cell>
          <table:table-cell table:style-name="ce9" office:value-type="string">
            <text:p>-</text:p>
          </table:table-cell>
          <table:table-cell table:style-name="ce2" table:formula="of:=[.Z13]" office:value-type="string" office:string-value="community bond be forged">
            <text:p>community bond be forge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flame wars be avoided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expressive communication</text:p>
          </table:table-cell>
          <table:table-cell table:style-name="ce7" office:value-type="string">
            <text:p>+</text:p>
          </table:table-cell>
          <table:table-cell table:style-name="ce2" table:formula="of:=[.Z13]" office:value-type="string" office:string-value="community bond be forged">
            <text:p>community bond be forged</text:p>
          </table:table-cell>
          <table:table-cell table:style-name="ce9" office:value-type="string">
            <text:p>+</text:p>
          </table:table-cell>
          <table:table-cell table:style-name="ce2" table:formula="of:=[.Z20]" office:value-type="string" office:string-value="divergent thinking be facilitated">
            <text:p>divergent thinking be facilitated</text:p>
          </table:table-cell>
          <table:table-cell table:style-name="ce9" office:value-type="string">
            <text:p>+</text:p>
          </table:table-cell>
          <table:table-cell table:style-name="ce2" table:formula="of:=[.Z33]" office:value-type="string" office:string-value="hidden needs uncovered">
            <text:p>hidden needs uncovered</text:p>
          </table:table-cell>
          <table:table-cell table:style-name="ce9" office:value-type="string">
            <text:p>+</text:p>
          </table:table-cell>
          <table:table-cell table:style-name="ce2" table:formula="of:=[.Z8]" office:value-type="string" office:string-value="build common ground">
            <text:p>build common ground</text:p>
          </table:table-cell>
          <table:table-cell table:style-name="ce9" office:value-type="string">
            <text:p>+</text:p>
          </table:table-cell>
          <table:table-cell table:style-name="ce2" table:formula="of:=[.Z2]" office:value-type="string" office:string-value="activity be accessible">
            <text:p>activity be accessibl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59]" office:value-type="string" office:string-value="summarization be simple">
            <text:p>summarization be simple</text:p>
          </table:table-cell>
          <table:table-cell table:style-name="ce9" office:value-type="string">
            <text:p>-</text:p>
          </table:table-cell>
          <table:table-cell table:style-name="ce2" table:formula="of:=[.Z27]" office:value-type="string" office:string-value="express arguments formally">
            <text:p>express arguments formally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foster discussion of differences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group discussion of material</text:p>
          </table:table-cell>
          <table:table-cell table:style-name="ce7" office:value-type="string">
            <text:p>+</text:p>
          </table:table-cell>
          <table:table-cell table:style-name="ce2" table:formula="of:=[.Z45]" office:value-type="string" office:string-value="participation">
            <text:p>participation</text:p>
          </table:table-cell>
          <table:table-cell table:style-name="ce9" office:value-type="string">
            <text:p>+</text:p>
          </table:table-cell>
          <table:table-cell table:style-name="ce2" table:formula="of:=[.Z8]" office:value-type="string" office:string-value="build common ground">
            <text:p>build common ground</text:p>
          </table:table-cell>
          <table:table-cell table:style-name="ce9" office:value-type="string">
            <text:p>+</text:p>
          </table:table-cell>
          <table:table-cell table:style-name="ce2" table:formula="of:=[.Z37]" office:value-type="string" office:string-value="increase user social ties">
            <text:p>increase user social ties</text:p>
          </table:table-cell>
          <table:table-cell table:style-name="ce9" office:value-type="string">
            <text:p>+</text:p>
          </table:table-cell>
          <table:table-cell table:style-name="ce2" table:formula="of:=[.Z47]" office:value-type="string" office:string-value="perform for audience">
            <text:p>perform for audience</text:p>
          </table:table-cell>
          <table:table-cell table:style-name="ce9" office:value-type="string">
            <text:p>+</text:p>
          </table:table-cell>
          <table:table-cell table:style-name="ce2" table:formula="of:=[.Z9]" office:value-type="string" office:string-value="collective knowledge representation be supported">
            <text:p>collective knowledge representation be supported</text:p>
          </table:table-cell>
          <table:table-cell table:style-name="ce9" office:value-type="string">
            <text:p>+</text:p>
          </table:table-cell>
          <table:table-cell table:style-name="ce2" table:formula="of:=[.Z37]" office:value-type="string" office:string-value="increase user social ties">
            <text:p>increase user social ties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-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foster group identity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help interpret messages</text:p>
          </table:table-cell>
          <table:table-cell table:style-name="ce7" office:value-type="string">
            <text:p>+</text:p>
          </table:table-cell>
          <table:table-cell table:style-name="ce2" table:formula="of:=[.Z17]" office:value-type="string" office:string-value="decision making be facilitated">
            <text:p>decision making be facilitated</text:p>
          </table:table-cell>
          <table:table-cell table:style-name="ce9" office:value-type="string">
            <text:p>+</text:p>
          </table:table-cell>
          <table:table-cell table:style-name="ce2" table:formula="of:=[.Z18]" office:value-type="string" office:string-value="determining relevent discussion to join be simple">
            <text:p>determining relevent discussion to join be simple</text:p>
          </table:table-cell>
          <table:table-cell table:style-name="ce9" office:value-type="string">
            <text:p>+</text:p>
          </table:table-cell>
          <table:table-cell table:style-name="ce2" table:formula="of:=[.Z23]" office:value-type="string" office:string-value="efficiently aggregate content">
            <text:p>efficiently aggregate content</text:p>
          </table:table-cell>
          <table:table-cell table:style-name="ce9" office:value-type="string">
            <text:p>+</text:p>
          </table:table-cell>
          <table:table-cell table:style-name="ce2" table:formula="of:=[.Z59]" office:value-type="string" office:string-value="summarization be simple">
            <text:p>summarization be simpl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group stability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icommunicate community norms</text:p>
          </table:table-cell>
          <table:table-cell table:style-name="ce7" office:value-type="string">
            <text:p>+</text:p>
          </table:table-cell>
          <table:table-cell table:style-name="ce2" table:formula="of:=[.Z30]" office:value-type="string" office:string-value="foster group identity">
            <text:p>foster group identity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group unity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identify moral differences</text:p>
          </table:table-cell>
          <table:table-cell table:style-name="ce7" office:value-type="string">
            <text:p>+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+</text:p>
          </table:table-cell>
          <table:table-cell table:style-name="ce2" table:formula="of:=[.Z39]" office:value-type="string" office:string-value="interaction partners be assessed">
            <text:p>interaction partners be assessed</text:p>
          </table:table-cell>
          <table:table-cell table:style-name="ce9" office:value-type="string">
            <text:p>+</text:p>
          </table:table-cell>
          <table:table-cell table:style-name="ce2" table:formula="of:=[.Z17]" office:value-type="string" office:string-value="decision making be facilitated">
            <text:p>decision making be facilitated</text:p>
          </table:table-cell>
          <table:table-cell table:style-name="ce9" office:value-type="string">
            <text:p>+</text:p>
          </table:table-cell>
          <table:table-cell table:style-name="ce2" table:formula="of:=[.Z4]" office:value-type="string" office:string-value="agreement be sincere">
            <text:p>agreement be sincer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8]" office:value-type="string" office:string-value="flame wars be avoided">
            <text:p>flame wars be avoided</text:p>
          </table:table-cell>
          <table:table-cell table:style-name="ce9" office:value-type="string">
            <text:p>-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hidden needs uncovered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increase individual contributions</text:p>
          </table:table-cell>
          <table:table-cell table:style-name="ce7" office:value-type="string">
            <text:p>+</text:p>
          </table:table-cell>
          <table:table-cell table:style-name="ce2" table:formula="of:=[.Z45]" office:value-type="string" office:string-value="participation">
            <text:p>participation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identify valuable participants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indicate external credibility</text:p>
          </table:table-cell>
          <table:table-cell table:style-name="ce7" office:value-type="string">
            <text:p>+</text:p>
          </table:table-cell>
          <table:table-cell table:style-name="ce2" table:formula="of:=[.Z63]" office:value-type="string" office:string-value="trust">
            <text:p>trust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42]" office:value-type="string" office:string-value="neutrality">
            <text:p>neutrality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identity is projected to others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indicate user activity history</text:p>
          </table:table-cell>
          <table:table-cell table:style-name="ce7" office:value-type="string">
            <text:p>+</text:p>
          </table:table-cell>
          <table:table-cell table:style-name="ce2" table:formula="of:=[.Z34]" office:value-type="string" office:string-value="identify valuable participants">
            <text:p>identify valuable participants</text:p>
          </table:table-cell>
          <table:table-cell table:style-name="ce9" office:value-type="string">
            <text:p>+</text:p>
          </table:table-cell>
          <table:table-cell table:style-name="ce2" table:formula="of:=[.Z35]" office:value-type="string" office:string-value="identity is projected to others">
            <text:p>identity is projected to others</text:p>
          </table:table-cell>
          <table:table-cell table:style-name="ce9" office:value-type="string">
            <text:p>+</text:p>
          </table:table-cell>
          <table:table-cell table:style-name="ce2" table:formula="of:=[.Z39]" office:value-type="string" office:string-value="interaction partners be assessed">
            <text:p>interaction partners be assessed</text:p>
          </table:table-cell>
          <table:table-cell table:style-name="ce9" office:value-type="string">
            <text:p>+</text:p>
          </table:table-cell>
          <table:table-cell table:style-name="ce2" table:formula="of:=[.Z6]" office:value-type="string" office:string-value="awareness of others activities be supported">
            <text:p>awareness of others activities be support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3" office:value-type="string">
            <text:p>increase content breadth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integrate into single document</text:p>
          </table:table-cell>
          <table:table-cell table:style-name="ce7" office:value-type="string">
            <text:p>+</text:p>
          </table:table-cell>
          <table:table-cell table:style-name="ce2" table:formula="of:=[.Z17]" office:value-type="string" office:string-value="decision making be facilitated">
            <text:p>decision making be facilitated</text:p>
          </table:table-cell>
          <table:table-cell table:style-name="ce9" office:value-type="string">
            <text:p>+</text:p>
          </table:table-cell>
          <table:table-cell table:style-name="ce2" table:formula="of:=[.Z22]" office:value-type="string" office:string-value="ease of use">
            <text:p>ease of use</text:p>
          </table:table-cell>
          <table:table-cell table:style-name="ce9" office:value-type="string">
            <text:p>+</text:p>
          </table:table-cell>
          <table:table-cell table:style-name="ce2" table:formula="of:=[.Z9]" office:value-type="string" office:string-value="collective knowledge representation be supported">
            <text:p>collective knowledge representation be supported</text:p>
          </table:table-cell>
          <table:table-cell table:style-name="ce9" office:value-type="string">
            <text:p>+</text:p>
          </table:table-cell>
          <table:table-cell table:style-name="ce2" table:formula="of:=[.Z59]" office:value-type="string" office:string-value="summarization be simple">
            <text:p>summarization be simpl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49]" office:value-type="string" office:string-value="real time collaboration">
            <text:p>real time collaboration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increase user social ties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justify censorship</text:p>
          </table:table-cell>
          <table:table-cell table:style-name="ce7" office:value-type="string">
            <text:p>+</text:p>
          </table:table-cell>
          <table:table-cell table:style-name="ce2" table:formula="of:=[.Z48]" office:value-type="string" office:string-value="political efficacy">
            <text:p>political efficacy</text:p>
          </table:table-cell>
          <table:table-cell table:style-name="ce9" office:value-type="string">
            <text:p>+</text:p>
          </table:table-cell>
          <table:table-cell table:style-name="ce2" table:formula="of:=[.Z42]" office:value-type="string" office:string-value="neutrality">
            <text:p>neutrality</text:p>
          </table:table-cell>
          <table:table-cell table:style-name="ce9" office:value-type="string">
            <text:p>+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3" office:value-type="string">
            <text:p>information sources be broad</text:p>
          </table:table-cell>
          <table:table-cell table:number-columns-repeated="998"/>
        </table:table-row>
        <table:table-row table:style-name="ro1">
          <table:table-cell table:style-name="ce3" office:value-type="string">
            <text:p>knowledge formalization</text:p>
          </table:table-cell>
          <table:table-cell table:style-name="ce7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interaction partners be assessed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limit access to opposing team</text:p>
          </table:table-cell>
          <table:table-cell table:style-name="ce7" office:value-type="string">
            <text:p>+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+</text:p>
          </table:table-cell>
          <table:table-cell table:style-name="ce2" table:formula="of:=[.Z13]" office:value-type="string" office:string-value="community bond be forged">
            <text:p>community bond be forged</text:p>
          </table:table-cell>
          <table:table-cell table:style-name="ce9" office:value-type="string">
            <text:p>+</text:p>
          </table:table-cell>
          <table:table-cell table:style-name="ce2" table:formula="of:=[.Z32]" office:value-type="string" office:string-value="group unity">
            <text:p>group unity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-</text:p>
          </table:table-cell>
          <table:table-cell table:style-name="ce2" table:formula="of:=[.Z44]" office:value-type="string" office:string-value="opposing views be expressed">
            <text:p>opposing views be expressed</text:p>
          </table:table-cell>
          <table:table-cell table:style-name="ce9" office:value-type="string">
            <text:p>-</text:p>
          </table:table-cell>
          <table:table-cell table:style-name="ce2" table:formula="of:=[.Z6]" office:value-type="string" office:string-value="awareness of others activities be supported">
            <text:p>awareness of others activities be supported</text:p>
          </table:table-cell>
          <table:table-cell table:style-name="ce9" office:value-type="string">
            <text:p>-</text:p>
          </table:table-cell>
          <table:table-cell table:style-name="ce2" table:formula="of:=[.Z2]" office:value-type="string" office:string-value="activity be accessible">
            <text:p>activity be accessible</text:p>
          </table:table-cell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involvement be increased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little social pressure</text:p>
          </table:table-cell>
          <table:table-cell table:style-name="ce7" office:value-type="string">
            <text:p>+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+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+</text:p>
          </table:table-cell>
          <table:table-cell table:style-name="ce2" table:formula="of:=[.Z57]" office:value-type="string" office:string-value="sensitive issues be surfaced">
            <text:p>sensitive issues be surfac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16]" office:value-type="string" office:string-value="credibility be increased">
            <text:p>credibility be increased</text:p>
          </table:table-cell>
          <table:table-cell table:style-name="ce9" office:value-type="string">
            <text:p>-</text:p>
          </table:table-cell>
          <table:table-cell table:style-name="ce2" table:formula="of:=[.Z63]" office:value-type="string" office:string-value="trust">
            <text:p>trust</text:p>
          </table:table-cell>
          <table:table-cell table:style-name="ce9" office:value-type="string">
            <text:p>-</text:p>
          </table:table-cell>
          <table:table-cell table:style-name="ce2" table:formula="of:=[.Z58]" office:value-type="string" office:string-value="social norms be emergent">
            <text:p>social norms be emergent</text:p>
          </table:table-cell>
          <table:table-cell table:style-name="ce9" office:value-type="string">
            <text:p>-</text:p>
          </table:table-cell>
          <table:table-cell table:style-name="ce2" table:formula="of:=[.Z37]" office:value-type="string" office:string-value="increase user social ties">
            <text:p>increase user social ties</text:p>
          </table:table-cell>
          <table:table-cell table:style-name="ce9" office:value-type="string">
            <text:p>-</text:p>
          </table:table-cell>
          <table:table-cell table:style-name="ce2" table:formula="of:=[.Z28]" office:value-type="string" office:string-value="flame wars be avoided">
            <text:p>flame wars be avoided</text:p>
          </table:table-cell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knowledge externalization be supported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embership reminder</text:p>
          </table:table-cell>
          <table:table-cell table:style-name="ce7" office:value-type="string">
            <text:p>+</text:p>
          </table:table-cell>
          <table:table-cell table:style-name="ce2" table:formula="of:=[.Z60]" office:value-type="string" office:string-value="sustained interaction">
            <text:p>sustained interaction</text:p>
          </table:table-cell>
          <table:table-cell table:style-name="ce9" office:value-type="string">
            <text:p>+</text:p>
          </table:table-cell>
          <table:table-cell table:style-name="ce2" table:formula="of:=[.Z32]" office:value-type="string" office:string-value="group unity">
            <text:p>group unity</text:p>
          </table:table-cell>
          <table:table-cell table:style-name="ce9" office:value-type="string">
            <text:p>+</text:p>
          </table:table-cell>
          <table:table-cell table:style-name="ce2" table:formula="of:=[.Z30]" office:value-type="string" office:string-value="foster group identity">
            <text:p>foster group identity</text:p>
          </table:table-cell>
          <table:table-cell table:style-name="ce9" office:value-type="string">
            <text:p>+</text:p>
          </table:table-cell>
          <table:table-cell table:style-name="ce2" table:formula="of:=[.Z13]" office:value-type="string" office:string-value="community bond be forged">
            <text:p>community bond be forg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-</text:p>
          </table:table-cell>
          <table:table-cell table:style-name="ce2" table:formula="of:=[.Z42]" office:value-type="string" office:string-value="neutrality">
            <text:p>neutrality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neutrality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natural interaction</text:p>
          </table:table-cell>
          <table:table-cell table:style-name="ce7" office:value-type="string">
            <text:p>+</text:p>
          </table:table-cell>
          <table:table-cell table:style-name="ce2" table:formula="of:=[.Z58]" office:value-type="string" office:string-value="social norms be emergent">
            <text:p>social norms be emergent</text:p>
          </table:table-cell>
          <table:table-cell table:style-name="ce9" office:value-type="string">
            <text:p>+</text:p>
          </table:table-cell>
          <table:table-cell table:style-name="ce2" table:formula="of:=[.Z24]" office:value-type="string" office:string-value="effort be minimal">
            <text:p>effort be minimal</text:p>
          </table:table-cell>
          <table:table-cell table:style-name="ce9" office:value-type="string">
            <text:p>+</text:p>
          </table:table-cell>
          <table:table-cell table:style-name="ce2" table:formula="of:=[.Z63]" office:value-type="string" office:string-value="trust">
            <text:p>trust</text:p>
          </table:table-cell>
          <table:table-cell table:style-name="ce9" office:value-type="string">
            <text:p>+</text:p>
          </table:table-cell>
          <table:table-cell table:style-name="ce2" table:formula="of:=[.Z28]" office:value-type="string" office:string-value="flame wars be avoided">
            <text:p>flame wars be avoided</text:p>
          </table:table-cell>
          <table:table-cell table:style-name="ce9" office:value-type="string">
            <text:p>+</text:p>
          </table:table-cell>
          <table:table-cell table:style-name="ce2" table:formula="of:=[.Z25]" office:value-type="string" office:string-value="emergent collaboration">
            <text:p>emergent collaboration</text:p>
          </table:table-cell>
          <table:table-cell table:style-name="ce9" office:value-type="string">
            <text:p>+</text:p>
          </table:table-cell>
          <table:table-cell table:style-name="ce2" table:formula="of:=[.Z33]" office:value-type="string" office:string-value="hidden needs uncovered">
            <text:p>hidden needs uncover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3" office:value-type="string">
            <text:p>opinions be diverse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negative moderation</text:p>
          </table:table-cell>
          <table:table-cell table:style-name="ce7" office:value-type="string">
            <text:p>+</text:p>
          </table:table-cell>
          <table:table-cell table:style-name="ce2" table:formula="of:=[.Z28]" office:value-type="string" office:string-value="flame wars be avoided">
            <text:p>flame wars be avoided</text:p>
          </table:table-cell>
          <table:table-cell table:style-name="ce9" office:value-type="string">
            <text:p>+</text:p>
          </table:table-cell>
          <table:table-cell table:style-name="ce2" table:formula="of:=[.Z23]" office:value-type="string" office:string-value="efficiently aggregate content">
            <text:p>efficiently aggregate content</text:p>
          </table:table-cell>
          <table:table-cell table:style-name="ce9" office:value-type="string">
            <text:p>+</text:p>
          </table:table-cell>
          <table:table-cell table:style-name="ce2" table:formula="of:=[.Z17]" office:value-type="string" office:string-value="decision making be facilitated">
            <text:p>decision making be facilitat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-</text:p>
          </table:table-cell>
          <table:table-cell table:style-name="ce2" table:formula="of:=[.Z42]" office:value-type="string" office:string-value="neutrality">
            <text:p>neutrality</text:p>
          </table:table-cell>
          <table:table-cell table:style-name="ce9" office:value-type="string">
            <text:p>-</text:p>
          </table:table-cell>
          <table:table-cell table:style-name="ce2" table:formula="of:=[.Z4]" office:value-type="string" office:string-value="agreement be sincere">
            <text:p>agreement be sincere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opposing views be expressed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no horizontal scrolling</text:p>
          </table:table-cell>
          <table:table-cell table:style-name="ce7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3" office:value-type="string">
            <text:p>participation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no moderation</text:p>
          </table:table-cell>
          <table:table-cell table:style-name="ce7" office:value-type="string">
            <text:p>+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8]" office:value-type="string" office:string-value="flame wars be avoided">
            <text:p>flame wars be avoided</text:p>
          </table:table-cell>
          <table:table-cell table:style-name="ce9" office:value-type="string">
            <text:p>-</text:p>
          </table:table-cell>
          <table:table-cell table:style-name="ce2" table:formula="of:=[.Z55]" office:value-type="string" office:string-value="retain democratic nature">
            <text:p>retain democratic nature</text:p>
          </table:table-cell>
          <table:table-cell table:style-name="ce9" office:value-type="string">
            <text:p>-</text:p>
          </table:table-cell>
          <table:table-cell table:style-name="ce2" table:formula="of:=[.Z16]" office:value-type="string" office:string-value="credibility be increased">
            <text:p>credibility be increased</text:p>
          </table:table-cell>
          <table:table-cell table:style-name="ce9" office:value-type="string">
            <text:p>-</text:p>
          </table:table-cell>
          <table:table-cell table:style-name="ce2" table:formula="of:=[.Z44]" office:value-type="string" office:string-value="opposing views be expressed">
            <text:p>opposing views be expressed</text:p>
          </table:table-cell>
          <table:table-cell table:style-name="ce12" office:value-type="string">
            <text:p>†</text:p>
          </table:table-cell>
          <table:table-cell table:style-name="ce2"/>
          <table:table-cell table:style-name="ce3" office:value-type="string">
            <text:p>participation increased</text:p>
          </table:table-cell>
          <table:table-cell table:number-columns-repeated="998"/>
        </table:table-row>
        <table:table-row table:style-name="ro1">
          <table:table-cell table:style-name="ce3" office:value-type="string">
            <text:p>obtain social cues</text:p>
          </table:table-cell>
          <table:table-cell table:style-name="ce7" office:value-type="string">
            <text:p>+</text:p>
          </table:table-cell>
          <table:table-cell table:style-name="ce2" table:formula="of:=[.Z58]" office:value-type="string" office:string-value="social norms be emergent">
            <text:p>social norms be emergent</text:p>
          </table:table-cell>
          <table:table-cell table:style-name="ce9" office:value-type="string">
            <text:p>+</text:p>
          </table:table-cell>
          <table:table-cell table:style-name="ce2" table:formula="of:=[.Z47]" office:value-type="string" office:string-value="perform for audience">
            <text:p>perform for audience</text:p>
          </table:table-cell>
          <table:table-cell table:style-name="ce9" office:value-type="string">
            <text:p>+</text:p>
          </table:table-cell>
          <table:table-cell table:style-name="ce2" table:formula="of:=[.Z37]" office:value-type="string" office:string-value="increase user social ties">
            <text:p>increase user social ties</text:p>
          </table:table-cell>
          <table:table-cell table:style-name="ce9" office:value-type="string">
            <text:p>+</text:p>
          </table:table-cell>
          <table:table-cell table:style-name="ce2" table:formula="of:=[.Z30]" office:value-type="string" office:string-value="foster group identity">
            <text:p>foster group identity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perform for audience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perceive space as active</text:p>
          </table:table-cell>
          <table:table-cell table:style-name="ce7" office:value-type="string">
            <text:p>+</text:p>
          </table:table-cell>
          <table:table-cell table:style-name="ce2" table:formula="of:=[.Z6]" office:value-type="string" office:string-value="awareness of others activities be supported">
            <text:p>awareness of others activities be supported</text:p>
          </table:table-cell>
          <table:table-cell table:style-name="ce9" office:value-type="string">
            <text:p>+</text:p>
          </table:table-cell>
          <table:table-cell table:style-name="ce2" table:formula="of:=[.Z18]" office:value-type="string" office:string-value="determining relevent discussion to join be simple">
            <text:p>determining relevent discussion to join be simple</text:p>
          </table:table-cell>
          <table:table-cell table:style-name="ce9" office:value-type="string">
            <text:p>+</text:p>
          </table:table-cell>
          <table:table-cell table:style-name="ce2" table:formula="of:=[.Z47]" office:value-type="string" office:string-value="perform for audience">
            <text:p>perform for audience</text:p>
          </table:table-cell>
          <table:table-cell table:style-name="ce9" office:value-type="string">
            <text:p>+</text:p>
          </table:table-cell>
          <table:table-cell table:style-name="ce2" table:formula="of:=[.Z62]" office:value-type="string" office:string-value="transparent collaboration state">
            <text:p>transparent collaboration stat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political efficacy</text:p>
          </table:table-cell>
          <table:table-cell table:number-columns-repeated="998"/>
        </table:table-row>
        <table:table-row table:style-name="ro1">
          <table:table-cell table:style-name="ce3" office:value-type="string">
            <text:p>portray social cues</text:p>
          </table:table-cell>
          <table:table-cell table:style-name="ce7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real time collaboration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prioritize content</text:p>
          </table:table-cell>
          <table:table-cell table:style-name="ce7" office:value-type="string">
            <text:p>+</text:p>
          </table:table-cell>
          <table:table-cell table:style-name="ce2" table:formula="of:=[.Z17]" office:value-type="string" office:string-value="decision making be facilitated">
            <text:p>decision making be facilitated</text:p>
          </table:table-cell>
          <table:table-cell table:style-name="ce9" office:value-type="string">
            <text:p>+</text:p>
          </table:table-cell>
          <table:table-cell table:style-name="ce2" table:formula="of:=[.Z23]" office:value-type="string" office:string-value="efficiently aggregate content">
            <text:p>efficiently aggregate content</text:p>
          </table:table-cell>
          <table:table-cell table:style-name="ce9" office:value-type="string">
            <text:p>+</text:p>
          </table:table-cell>
          <table:table-cell table:style-name="ce2" table:formula="of:=[.Z59]" office:value-type="string" office:string-value="summarization be simple">
            <text:p>summarization be simple</text:p>
          </table:table-cell>
          <table:table-cell table:style-name="ce9" office:value-type="string">
            <text:p>+</text:p>
          </table:table-cell>
          <table:table-cell table:style-name="ce2" table:formula="of:=[.Z18]" office:value-type="string" office:string-value="determining relevent discussion to join be simple">
            <text:p>determining relevent discussion to join be simple</text:p>
          </table:table-cell>
          <table:table-cell table:style-name="ce9" office:value-type="string">
            <text:p>+</text:p>
          </table:table-cell>
          <table:table-cell table:style-name="ce2" table:formula="of:=[.Z56]" office:value-type="string" office:string-value="selective dissemination of informaiton">
            <text:p>selective dissemination of informaiton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44]" office:value-type="string" office:string-value="opposing views be expressed">
            <text:p>opposing views be expressed</text:p>
          </table:table-cell>
          <table:table-cell table:style-name="ce9" office:value-type="string">
            <text:p>-</text:p>
          </table:table-cell>
          <table:table-cell table:style-name="ce2" table:formula="of:=[.Z36]" office:value-type="string" office:string-value="increase content breadth">
            <text:p>increase content breadth</text:p>
          </table:table-cell>
          <table:table-cell table:style-name="ce9" office:value-type="string">
            <text:p>-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reciprocal support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prioritize referenced messages</text:p>
          </table:table-cell>
          <table:table-cell table:style-name="ce7" office:value-type="string">
            <text:p>+</text:p>
          </table:table-cell>
          <table:table-cell table:style-name="ce2" table:formula="of:=[.Z61]" office:value-type="string" office:string-value="tracking relevant messages be simple">
            <text:p>tracking relevant messages be simpl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3" office:value-type="string">
            <text:p>reduce effort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publish personal interests</text:p>
          </table:table-cell>
          <table:table-cell table:style-name="ce7" office:value-type="string">
            <text:p>+</text:p>
          </table:table-cell>
          <table:table-cell table:style-name="ce2" table:formula="of:=[.Z39]" office:value-type="string" office:string-value="interaction partners be assessed">
            <text:p>interaction partners be assessed</text:p>
          </table:table-cell>
          <table:table-cell table:style-name="ce9" office:value-type="string">
            <text:p>+</text:p>
          </table:table-cell>
          <table:table-cell table:style-name="ce2" table:formula="of:=[.Z34]" office:value-type="string" office:string-value="identify valuable participants">
            <text:p>identify valuable participants</text:p>
          </table:table-cell>
          <table:table-cell table:style-name="ce9" office:value-type="string">
            <text:p>+</text:p>
          </table:table-cell>
          <table:table-cell table:style-name="ce2" table:formula="of:=[.Z8]" office:value-type="string" office:string-value="build common ground">
            <text:p>build common groun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referring to others be simple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ceive reply</text:p>
          </table:table-cell>
          <table:table-cell table:style-name="ce7" office:value-type="string">
            <text:p>+</text:p>
          </table:table-cell>
          <table:table-cell table:style-name="ce2" table:formula="of:=[.Z60]" office:value-type="string" office:string-value="sustained interaction">
            <text:p>sustained interaction</text:p>
          </table:table-cell>
          <table:table-cell table:style-name="ce9" office:value-type="string">
            <text:p>+</text:p>
          </table:table-cell>
          <table:table-cell table:style-name="ce2" table:formula="of:=[.Z58]" office:value-type="string" office:string-value="social norms be emergent">
            <text:p>social norms be emergent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8]" office:value-type="string" office:string-value="flame wars be avoided">
            <text:p>flame wars be avoide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register with confidence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cognize user status</text:p>
          </table:table-cell>
          <table:table-cell table:style-name="ce7" office:value-type="string">
            <text:p>+</text:p>
          </table:table-cell>
          <table:table-cell table:style-name="ce2" table:formula="of:=[.Z16]" office:value-type="string" office:string-value="credibility be increased">
            <text:p>credibility be increased</text:p>
          </table:table-cell>
          <table:table-cell table:style-name="ce9" office:value-type="string">
            <text:p>+</text:p>
          </table:table-cell>
          <table:table-cell table:style-name="ce2" table:formula="of:=[.Z34]" office:value-type="string" office:string-value="identify valuable participants">
            <text:p>identify valuable participants</text:p>
          </table:table-cell>
          <table:table-cell table:style-name="ce9" office:value-type="string">
            <text:p>+</text:p>
          </table:table-cell>
          <table:table-cell table:style-name="ce2" table:formula="of:=[.Z35]" office:value-type="string" office:string-value="identity is projected to others">
            <text:p>identity is projected to others</text:p>
          </table:table-cell>
          <table:table-cell table:style-name="ce9" office:value-type="string">
            <text:p>+</text:p>
          </table:table-cell>
          <table:table-cell table:style-name="ce2" table:formula="of:=[.Z47]" office:value-type="string" office:string-value="perform for audience">
            <text:p>perform for audienc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42]" office:value-type="string" office:string-value="neutrality">
            <text:p>neutrality</text:p>
          </table:table-cell>
          <table:table-cell table:style-name="ce9" office:value-type="string">
            <text:p>-</text:p>
          </table:table-cell>
          <table:table-cell table:style-name="ce2" table:formula="of:=[.Z44]" office:value-type="string" office:string-value="opposing views be expressed">
            <text:p>opposing views be expresse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relevant information be accesible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flect user interests</text:p>
          </table:table-cell>
          <table:table-cell table:style-name="ce7" office:value-type="string">
            <text:p>+</text:p>
          </table:table-cell>
          <table:table-cell table:style-name="ce2" table:formula="of:=[.Z13]" office:value-type="string" office:string-value="community bond be forged">
            <text:p>community bond be forged</text:p>
          </table:table-cell>
          <table:table-cell table:style-name="ce9" office:value-type="string">
            <text:p>+</text:p>
          </table:table-cell>
          <table:table-cell table:style-name="ce2" table:formula="of:=[.Z15]" office:value-type="string" office:string-value="content be engaging">
            <text:p>content be engaging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retain democratic nature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ply effort</text:p>
          </table:table-cell>
          <table:table-cell table:style-name="ce7" office:value-type="string">
            <text:p>+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selective dissemination of informaiton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croll through conversation</text:p>
          </table:table-cell>
          <table:table-cell table:style-name="ce7" office:value-type="string">
            <text:p>+</text:p>
          </table:table-cell>
          <table:table-cell table:style-name="ce2" table:formula="of:=[.Z9]" office:value-type="string" office:string-value="collective knowledge representation be supported">
            <text:p>collective knowledge representation be supported</text:p>
          </table:table-cell>
          <table:table-cell table:style-name="ce9" office:value-type="string">
            <text:p>+</text:p>
          </table:table-cell>
          <table:table-cell table:style-name="ce2" table:formula="of:=[.Z6]" office:value-type="string" office:string-value="awareness of others activities be supported">
            <text:p>awareness of others activities be supported</text:p>
          </table:table-cell>
          <table:table-cell table:style-name="ce9" office:value-type="string">
            <text:p>+</text:p>
          </table:table-cell>
          <table:table-cell table:style-name="ce2" table:formula="of:=[.Z34]" office:value-type="string" office:string-value="identify valuable participants">
            <text:p>identify valuable participants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10]" office:value-type="string" office:string-value="communication is succinct">
            <text:p>communication is succinct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sensitive issues be surfaced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nse of relevancy</text:p>
          </table:table-cell>
          <table:table-cell table:style-name="ce7" office:value-type="string">
            <text:p>+</text:p>
          </table:table-cell>
          <table:table-cell table:style-name="ce2" table:formula="of:=[.Z60]" office:value-type="string" office:string-value="sustained interaction">
            <text:p>sustained interaction</text:p>
          </table:table-cell>
          <table:table-cell table:style-name="ce9" office:value-type="string">
            <text:p>+</text:p>
          </table:table-cell>
          <table:table-cell table:style-name="ce2" table:formula="of:=[.Z63]" office:value-type="string" office:string-value="trust">
            <text:p>trust</text:p>
          </table:table-cell>
          <table:table-cell table:style-name="ce9" office:value-type="string">
            <text:p>+</text:p>
          </table:table-cell>
          <table:table-cell table:style-name="ce2" table:formula="of:=[.Z8]" office:value-type="string" office:string-value="build common ground">
            <text:p>build common groun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social norms be emergent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parate analysis from ideation</text:p>
          </table:table-cell>
          <table:table-cell table:style-name="ce7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summarization be simple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gn up for membership</text:p>
          </table:table-cell>
          <table:table-cell table:style-name="ce7" office:value-type="string">
            <text:p>+</text:p>
          </table:table-cell>
          <table:table-cell table:style-name="ce2" table:formula="of:=[.Z45]" office:value-type="string" office:string-value="participation">
            <text:p>participation</text:p>
          </table:table-cell>
          <table:table-cell table:style-name="ce9" office:value-type="string">
            <text:p>+</text:p>
          </table:table-cell>
          <table:table-cell table:style-name="ce2" table:formula="of:=[.Z12]" office:value-type="string" office:string-value="community be sustainable">
            <text:p>community be sustainabl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sustained interaction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ngle repository of knowledge</text:p>
          </table:table-cell>
          <table:table-cell table:style-name="ce7" office:value-type="string">
            <text:p>+</text:p>
          </table:table-cell>
          <table:table-cell table:style-name="ce2" table:formula="of:=[.Z6]" office:value-type="string" office:string-value="awareness of others activities be supported">
            <text:p>awareness of others activities be support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tracking relevant messages be simple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mall messages</text:p>
          </table:table-cell>
          <table:table-cell table:style-name="ce7" office:value-type="string">
            <text:p>+</text:p>
          </table:table-cell>
          <table:table-cell table:style-name="ce2" table:formula="of:=[.Z10]" office:value-type="string" office:string-value="communication is succinct">
            <text:p>communication is succinct</text:p>
          </table:table-cell>
          <table:table-cell table:style-name="ce9" office:value-type="string">
            <text:p>+</text:p>
          </table:table-cell>
          <table:table-cell table:style-name="ce2" table:formula="of:=[.Z51]" office:value-type="string" office:string-value="reduce effort">
            <text:p>reduce effort</text:p>
          </table:table-cell>
          <table:table-cell table:style-name="ce9" office:value-type="string">
            <text:p>+</text:p>
          </table:table-cell>
          <table:table-cell table:style-name="ce2" table:formula="of:=[.Z59]" office:value-type="string" office:string-value="summarization be simple">
            <text:p>summarization be simpl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8]" office:value-type="string" office:string-value="flame wars be avoided">
            <text:p>flame wars be avoided</text:p>
          </table:table-cell>
          <table:table-cell table:style-name="ce9" office:value-type="string">
            <text:p>-</text:p>
          </table:table-cell>
          <table:table-cell table:style-name="ce2" table:formula="of:=[.Z29]" office:value-type="string" office:string-value="foster discussion of differences">
            <text:p>foster discussion of differences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transparent collaboration state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tore selections</text:p>
          </table:table-cell>
          <table:table-cell table:style-name="ce7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trust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witch between contexts</text:p>
          </table:table-cell>
          <table:table-cell table:style-name="ce7" office:value-type="string">
            <text:p>+</text:p>
          </table:table-cell>
          <table:table-cell table:style-name="ce2" table:formula="of:=[.Z56]" office:value-type="string" office:string-value="selective dissemination of informaiton">
            <text:p>selective dissemination of informaiton</text:p>
          </table:table-cell>
          <table:table-cell table:style-name="ce9" office:value-type="string">
            <text:p>+</text:p>
          </table:table-cell>
          <table:table-cell table:style-name="ce2" table:formula="of:=[.Z47]" office:value-type="string" office:string-value="perform for audience">
            <text:p>perform for audienc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usability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ynchronous collaboration request</text:p>
          </table:table-cell>
          <table:table-cell table:style-name="ce7" office:value-type="string">
            <text:p>+</text:p>
          </table:table-cell>
          <table:table-cell table:style-name="ce2" table:formula="of:=[.Z58]" office:value-type="string" office:string-value="social norms be emergent">
            <text:p>social norms be emergent</text:p>
          </table:table-cell>
          <table:table-cell table:style-name="ce9" office:value-type="string">
            <text:p>+</text:p>
          </table:table-cell>
          <table:table-cell table:style-name="ce2" table:formula="of:=[.Z47]" office:value-type="string" office:string-value="perform for audience">
            <text:p>perform for audience</text:p>
          </table:table-cell>
          <table:table-cell table:style-name="ce9" office:value-type="string">
            <text:p>+</text:p>
          </table:table-cell>
          <table:table-cell table:style-name="ce2" table:formula="of:=[.Z30]" office:value-type="string" office:string-value="foster group identity">
            <text:p>foster group identity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61]" office:value-type="string" office:string-value="tracking relevant messages be simple">
            <text:p>tracking relevant messages be simple</text:p>
          </table:table-cell>
          <table:table-cell table:style-name="ce9" office:value-type="string">
            <text:p>-</text:p>
          </table:table-cell>
          <table:table-cell table:style-name="ce2" table:formula="of:=[.Z27]" office:value-type="string" office:string-value="express arguments formally">
            <text:p>express arguments formally</text:p>
          </table:table-cell>
          <table:table-cell table:style-name="ce9" office:value-type="string">
            <text:p>-</text:p>
          </table:table-cell>
          <table:table-cell table:style-name="ce2" table:formula="of:=[.Z59]" office:value-type="string" office:string-value="summarization be simple">
            <text:p>summarization be simple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12"/>
          <table:table-cell table:style-name="ce2"/>
          <table:table-cell table:style-name="ce2" office:value-type="string">
            <text:p>value of unique information maxmized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erbal communication</text:p>
          </table:table-cell>
          <table:table-cell table:style-name="ce7" office:value-type="string">
            <text:p>+</text:p>
          </table:table-cell>
          <table:table-cell table:style-name="ce2" table:formula="of:=[.Z59]" office:value-type="string" office:string-value="summarization be simple">
            <text:p>summarization be simple</text:p>
          </table:table-cell>
          <table:table-cell table:style-name="ce9" office:value-type="string">
            <text:p>+</text:p>
          </table:table-cell>
          <table:table-cell table:style-name="ce2" table:formula="of:=[.Z48]" office:value-type="string" office:string-value="political efficacy">
            <text:p>political efficacy</text:p>
          </table:table-cell>
          <table:table-cell table:style-name="ce9" office:value-type="string">
            <text:p>+</text:p>
          </table:table-cell>
          <table:table-cell table:style-name="ce2" table:formula="of:=[.Z31]" office:value-type="string" office:string-value="group stability">
            <text:p>group stability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-</text:p>
          </table:table-cell>
          <table:table-cell table:style-name="ce2" table:formula="of:=[.Q65]" office:value-type="string" office:string-value="tracking relevant messages be simple">
            <text:p>tracking relevant messages be simple</text:p>
          </table:table-cell>
          <table:table-cell table:style-name="ce9" office:value-type="string">
            <text:p>-</text:p>
          </table:table-cell>
          <table:table-cell table:style-name="ce2" table:formula="of:=[.S65]" office:value-type="string" office:string-value="express arguments formally">
            <text:p>express arguments formally</text:p>
          </table:table-cell>
          <table:table-cell table:style-name="ce9" office:value-type="string">
            <text:p>-</text:p>
          </table:table-cell>
          <table:table-cell table:style-name="ce2" table:formula="of:=[.U65]" office:value-type="string" office:string-value="summarization be simple">
            <text:p>summarization be simple</text:p>
          </table:table-cell>
          <table:table-cell table:style-name="ce12"/>
          <table:table-cell table:style-name="ce2" table:number-columns-repeated="2"/>
          <table:table-cell table:number-columns-repeated="998"/>
        </table:table-row>
        <table:table-row table:style-name="ro2">
          <table:table-cell table:style-name="ce2" office:value-type="string">
            <text:p>match user with politician</text:p>
          </table:table-cell>
          <table:table-cell table:style-name="ce7" office:value-type="string">
            <text:p>+</text:p>
          </table:table-cell>
          <table:table-cell table:style-name="ce2" table:formula="of:=[.Z30]" office:value-type="string" office:string-value="foster group identity">
            <text:p>foster group identity</text:p>
          </table:table-cell>
          <table:table-cell table:style-name="ce9" office:value-type="string">
            <text:p>+</text:p>
          </table:table-cell>
          <table:table-cell table:style-name="ce2" table:formula="of:=[.Z17]" office:value-type="string" office:string-value="decision making be facilitated">
            <text:p>decision making be facilitat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9]" office:value-type="string" office:string-value="foster discussion of differences">
            <text:p>foster discussion of differences</text:p>
          </table:table-cell>
          <table:table-cell table:style-name="ce9" office:value-type="string">
            <text:p>-</text:p>
          </table:table-cell>
          <table:table-cell table:style-name="ce2" table:formula="of:=[.Z44]" office:value-type="string" office:string-value="opposing views be expressed">
            <text:p>opposing views be expresse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preferential candidate be emphasized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tedious browsing</text:p>
          </table:table-cell>
          <table:table-cell table:style-name="ce7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51]" office:value-type="string" office:string-value="reduce effort">
            <text:p>reduce effort</text:p>
          </table:table-cell>
          <table:table-cell table:style-name="ce9" office:value-type="string">
            <text:p>-</text:p>
          </table:table-cell>
          <table:table-cell table:style-name="ce2" table:formula="of:=[.Z22]" office:value-type="string" office:string-value="ease of use">
            <text:p>ease of use</text:p>
          </table:table-cell>
          <table:table-cell table:style-name="ce9" office:value-type="string">
            <text:p>-</text:p>
          </table:table-cell>
          <table:table-cell table:style-name="ce2" table:formula="of:=[.Z23]" office:value-type="string" office:string-value="efficiently aggregate content">
            <text:p>efficiently aggregate content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compare candidates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do not relate issue preference with politican recommendation</text:p>
          </table:table-cell>
          <table:table-cell table:style-name="ce7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trust the politician recommendation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represent relative difference among politicians</text:p>
          </table:table-cell>
          <table:table-cell table:style-name="ce7" office:value-type="string">
            <text:p>+</text:p>
          </table:table-cell>
          <table:table-cell table:style-name="ce2" table:formula="of:=[.Z29]" office:value-type="string" office:string-value="foster discussion of differences">
            <text:p>foster discussion of differences</text:p>
          </table:table-cell>
          <table:table-cell table:style-name="ce9" office:value-type="string">
            <text:p>+</text:p>
          </table:table-cell>
          <table:table-cell table:style-name="ce2" table:formula="of:=[.Z8]" office:value-type="string" office:string-value="build common ground">
            <text:p>build common ground</text:p>
          </table:table-cell>
          <table:table-cell table:style-name="ce9" office:value-type="string">
            <text:p>+</text:p>
          </table:table-cell>
          <table:table-cell table:style-name="ce2" table:formula="of:=[.Z96]" office:value-type="string" office:string-value="Agenda Setting">
            <text:p>Agenda Setting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0]" office:value-type="string" office:string-value="divergent thinking be facilitated">
            <text:p>divergent thinking be facilitate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internalization of collective knowledge be supported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new perspectives on positions</text:p>
          </table:table-cell>
          <table:table-cell table:style-name="ce7" office:value-type="string">
            <text:p>+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+</text:p>
          </table:table-cell>
          <table:table-cell table:style-name="ce2" table:formula="of:=[.Z29]" office:value-type="string" office:string-value="foster discussion of differences">
            <text:p>foster discussion of differences</text:p>
          </table:table-cell>
          <table:table-cell table:style-name="ce9" office:value-type="string">
            <text:p>+</text:p>
          </table:table-cell>
          <table:table-cell table:style-name="ce2" table:formula="of:=[.Z8]" office:value-type="string" office:string-value="build common ground">
            <text:p>build common ground</text:p>
          </table:table-cell>
          <table:table-cell table:style-name="ce9" office:value-type="string">
            <text:p>+</text:p>
          </table:table-cell>
          <table:table-cell table:style-name="ce2" table:formula="of:=[.Z87]" office:value-type="string" office:string-value="Knowledge gained">
            <text:p>Knowledge gain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reflection be encouraged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archive and link messages</text:p>
          </table:table-cell>
          <table:table-cell table:style-name="ce7" office:value-type="string">
            <text:p>+</text:p>
          </table:table-cell>
          <table:table-cell table:style-name="ce2" table:formula="of:=[.Z61]" office:value-type="string" office:string-value="tracking relevant messages be simple">
            <text:p>tracking relevant messages be simple</text:p>
          </table:table-cell>
          <table:table-cell table:style-name="ce9" office:value-type="string">
            <text:p>+</text:p>
          </table:table-cell>
          <table:table-cell table:style-name="ce2" table:formula="of:=[.Z59]" office:value-type="string" office:string-value="summarization be simple">
            <text:p>summarization be simple</text:p>
          </table:table-cell>
          <table:table-cell table:style-name="ce9" office:value-type="string">
            <text:p>+</text:p>
          </table:table-cell>
          <table:table-cell table:style-name="ce2" table:formula="of:=[.Z23]" office:value-type="string" office:string-value="efficiently aggregate content">
            <text:p>efficiently aggregate content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10]" office:value-type="string" office:string-value="communication is succinct">
            <text:p>communication is succinct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level playing field for discussants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personal control over subset of collective knowledge</text:p>
          </table:table-cell>
          <table:table-cell table:style-name="ce7" office:value-type="string">
            <text:p>+</text:p>
          </table:table-cell>
          <table:table-cell table:style-name="ce2" table:formula="of:=[.Z17]" office:value-type="string" office:string-value="decision making be facilitated">
            <text:p>decision making be facilitat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3]" office:value-type="string" office:string-value="efficiently aggregate content">
            <text:p>efficiently aggregate content</text:p>
          </table:table-cell>
          <table:table-cell table:style-name="ce9" office:value-type="string">
            <text:p>-</text:p>
          </table:table-cell>
          <table:table-cell table:style-name="ce2" table:formula="of:=[.Z29]" office:value-type="string" office:string-value="foster discussion of differences">
            <text:p>foster discussion of differences</text:p>
          </table:table-cell>
          <table:table-cell table:style-name="ce9" office:value-type="string">
            <text:p>-</text:p>
          </table:table-cell>
          <table:table-cell table:style-name="ce2" table:formula="of:=[.Z30]" office:value-type="string" office:string-value="foster group identity">
            <text:p>foster group identity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discussion reach conclusion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scheduled discussion</text:p>
          </table:table-cell>
          <table:table-cell table:style-name="ce7" office:value-type="string">
            <text:p>+</text:p>
          </table:table-cell>
          <table:table-cell table:style-name="ce2" table:formula="of:=[.Z72]" office:value-type="string" office:string-value="level playing field for discussants">
            <text:p>level playing field for discussants</text:p>
          </table:table-cell>
          <table:table-cell table:style-name="ce9" office:value-type="string">
            <text:p>+</text:p>
          </table:table-cell>
          <table:table-cell table:style-name="ce2" table:formula="of:=[.Z73]" office:value-type="string" office:string-value="discussion reach conclusion">
            <text:p>discussion reach conclusion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81]" office:value-type="string" office:string-value="Equal opportunities to participate">
            <text:p>Equal opportunities to participate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posts be thoughtful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superficial discussion</text:p>
          </table:table-cell>
          <table:table-cell table:style-name="ce7" office:value-type="string">
            <text:p>+</text:p>
          </table:table-cell>
          <table:table-cell table:style-name="ce2" table:formula="of:=[.Z51]" office:value-type="string" office:string-value="reduce effort">
            <text:p>reduce effort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48]" office:value-type="string" office:string-value="political efficacy">
            <text:p>political efficacy</text:p>
          </table:table-cell>
          <table:table-cell table:style-name="ce9" office:value-type="string">
            <text:p>-</text:p>
          </table:table-cell>
          <table:table-cell table:style-name="ce2" table:formula="of:=[.Z65]" office:value-type="string" office:string-value="value of unique information maxmized">
            <text:p>value of unique information maxmized</text:p>
          </table:table-cell>
          <table:table-cell table:style-name="ce9" office:value-type="string">
            <text:p>-</text:p>
          </table:table-cell>
          <table:table-cell table:style-name="ce2" table:formula="of:=[.Z16]" office:value-type="string" office:string-value="credibility be increased">
            <text:p>credibility be increase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interactive nature of ideas be highlighted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support argument</text:p>
          </table:table-cell>
          <table:table-cell table:style-name="ce7" office:value-type="string">
            <text:p>+</text:p>
          </table:table-cell>
          <table:table-cell table:style-name="ce2" table:formula="of:=[.Z91]" office:value-type="string" office:string-value="decision be made">
            <text:p>decision be made</text:p>
          </table:table-cell>
          <table:table-cell table:style-name="ce9" office:value-type="string">
            <text:p>+</text:p>
          </table:table-cell>
          <table:table-cell table:style-name="ce2" table:formula="of:=[.Z27]" office:value-type="string" office:string-value="express arguments formally">
            <text:p>express arguments formally</text:p>
          </table:table-cell>
          <table:table-cell table:style-name="ce9" office:value-type="string">
            <text:p>+</text:p>
          </table:table-cell>
          <table:table-cell table:style-name="ce2" table:formula="of:=[.Z16]" office:value-type="string" office:string-value="credibility be increased">
            <text:p>credibility be increas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anxiety be reduced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one topic per post</text:p>
          </table:table-cell>
          <table:table-cell table:style-name="ce7" office:value-type="string">
            <text:p>+</text:p>
          </table:table-cell>
          <table:table-cell table:style-name="ce2" table:formula="of:=[.Z10]" office:value-type="string" office:string-value="communication is succinct">
            <text:p>communication is succinct</text:p>
          </table:table-cell>
          <table:table-cell table:style-name="ce9" office:value-type="string">
            <text:p>+</text:p>
          </table:table-cell>
          <table:table-cell table:style-name="ce2" table:formula="of:=[.Z23]" office:value-type="string" office:string-value="efficiently aggregate content">
            <text:p>efficiently aggregate content</text:p>
          </table:table-cell>
          <table:table-cell table:style-name="ce9" office:value-type="string">
            <text:p>+</text:p>
          </table:table-cell>
          <table:table-cell table:style-name="ce2" table:formula="of:=[.Z54]" office:value-type="string" office:string-value="relevant information be accesible">
            <text:p>relevant information be accesibl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1]" office:value-type="string" office:string-value="document has diverse viewpoints">
            <text:p>document has diverse viewpoints</text:p>
          </table:table-cell>
          <table:table-cell table:style-name="ce9" office:value-type="string">
            <text:p>-</text:p>
          </table:table-cell>
          <table:table-cell table:style-name="ce2" table:formula="of:=[.Z20]" office:value-type="string" office:string-value="divergent thinking be facilitated">
            <text:p>divergent thinking be facilitate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catalyze discussion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visualize messy evolution of discussion</text:p>
          </table:table-cell>
          <table:table-cell table:style-name="ce7" office:value-type="string">
            <text:p>+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+</text:p>
          </table:table-cell>
          <table:table-cell table:style-name="ce2" table:formula="of:=[.Z6]" office:value-type="string" office:string-value="awareness of others activities be supported">
            <text:p>awareness of others activities be supported</text:p>
          </table:table-cell>
          <table:table-cell table:style-name="ce9" office:value-type="string">
            <text:p>+</text:p>
          </table:table-cell>
          <table:table-cell table:style-name="ce2" table:formula="of:=[.Z8]" office:value-type="string" office:string-value="build common ground">
            <text:p>build common groun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51]" office:value-type="string" office:string-value="reduce effort">
            <text:p>reduce effort</text:p>
          </table:table-cell>
          <table:table-cell table:style-name="ce9" office:value-type="string">
            <text:p>-</text:p>
          </table:table-cell>
          <table:table-cell table:style-name="ce2" table:formula="of:=[.Z16]" office:value-type="string" office:string-value="credibility be increased">
            <text:p>credibility be increase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legitimacy to respond improved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earlier response</text:p>
          </table:table-cell>
          <table:table-cell table:style-name="ce7" office:value-type="string">
            <text:p>+</text:p>
          </table:table-cell>
          <table:table-cell table:style-name="ce2" table:formula="of:=[.Z48]" office:value-type="string" office:string-value="political efficacy">
            <text:p>political efficacy</text:p>
          </table:table-cell>
          <table:table-cell table:style-name="ce9" office:value-type="string">
            <text:p>+</text:p>
          </table:table-cell>
          <table:table-cell table:style-name="ce2" table:formula="of:=[.Z78]" office:value-type="string" office:string-value="legitimacy to respond improved">
            <text:p>legitimacy to respond improv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contribution be acknowledged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user is invited</text:p>
          </table:table-cell>
          <table:table-cell table:style-name="ce7" office:value-type="string">
            <text:p>+</text:p>
          </table:table-cell>
          <table:table-cell table:style-name="ce2" table:formula="of:=[.Z46]" office:value-type="string" office:string-value="participation increased">
            <text:p>participation increased</text:p>
          </table:table-cell>
          <table:table-cell table:style-name="ce9" office:value-type="string">
            <text:p>+</text:p>
          </table:table-cell>
          <table:table-cell table:style-name="ce2" table:formula="of:=[.Z26]" office:value-type="string" office:string-value="engagement">
            <text:p>engagement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-</text:p>
          </table:table-cell>
          <table:table-cell table:style-name="ce2" table:formula="of:=[.Z44]" office:value-type="string" office:string-value="opposing views be expressed">
            <text:p>opposing views be expresse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diversity of opinion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build on past ideas</text:p>
          </table:table-cell>
          <table:table-cell table:style-name="ce7" office:value-type="string">
            <text:p>+</text:p>
          </table:table-cell>
          <table:table-cell table:style-name="ce2" table:formula="of:=[.Z8]" office:value-type="string" office:string-value="build common ground">
            <text:p>build common ground</text:p>
          </table:table-cell>
          <table:table-cell table:style-name="ce9" office:value-type="string">
            <text:p>+</text:p>
          </table:table-cell>
          <table:table-cell table:style-name="ce2" table:formula="of:=[.Z52]" office:value-type="string" office:string-value="referring to others be simple">
            <text:p>referring to others be simple</text:p>
          </table:table-cell>
          <table:table-cell table:style-name="ce9" office:value-type="string">
            <text:p>+</text:p>
          </table:table-cell>
          <table:table-cell table:style-name="ce2" table:formula="of:=[.Z30]" office:value-type="string" office:string-value="foster group identity">
            <text:p>foster group identity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44]" office:value-type="string" office:string-value="opposing views be expressed">
            <text:p>opposing views be expressed</text:p>
          </table:table-cell>
          <table:table-cell table:style-name="ce9" office:value-type="string">
            <text:p>-</text:p>
          </table:table-cell>
          <table:table-cell table:style-name="ce2" table:formula="of:=[.Z57]" office:value-type="string" office:string-value="sensitive issues be surfaced">
            <text:p>sensitive issues be surface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Equal opportunities to participate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trigger new questions</text:p>
          </table:table-cell>
          <table:table-cell table:style-name="ce7" office:value-type="string">
            <text:p>+</text:p>
          </table:table-cell>
          <table:table-cell table:style-name="ce2" table:formula="of:=[.Z57]" office:value-type="string" office:string-value="sensitive issues be surfaced">
            <text:p>sensitive issues be surfaced</text:p>
          </table:table-cell>
          <table:table-cell table:style-name="ce9" office:value-type="string">
            <text:p>+</text:p>
          </table:table-cell>
          <table:table-cell table:style-name="ce2" table:formula="of:=[.Z80]" office:value-type="string" office:string-value="diversity of opinion">
            <text:p>diversity of opinion</text:p>
          </table:table-cell>
          <table:table-cell table:style-name="ce9" office:value-type="string">
            <text:p>+</text:p>
          </table:table-cell>
          <table:table-cell table:style-name="ce2" table:formula="of:=[.Z29]" office:value-type="string" office:string-value="foster discussion of differences">
            <text:p>foster discussion of differences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10]" office:value-type="string" office:string-value="communication is succinct">
            <text:p>communication is succinct</text:p>
          </table:table-cell>
          <table:table-cell table:style-name="ce9" office:value-type="string">
            <text:p>-</text:p>
          </table:table-cell>
          <table:table-cell table:style-name="ce2" table:formula="of:=[.Z76]" office:value-type="string" office:string-value="anxiety be reduced">
            <text:p>anxiety be reduced</text:p>
          </table:table-cell>
          <table:table-cell table:style-name="ce9" office:value-type="string">
            <text:p>-</text:p>
          </table:table-cell>
          <table:table-cell table:style-name="ce2" table:formula="of:=[.Z82]" office:value-type="string" office:string-value="consensus be obtained">
            <text:p>consensus be obtaine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consensus be obtained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reply</text:p>
          </table:table-cell>
          <table:table-cell table:style-name="ce7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conflict be reduced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core group of posters</text:p>
          </table:table-cell>
          <table:table-cell table:style-name="ce7" office:value-type="string">
            <text:p>+</text:p>
          </table:table-cell>
          <table:table-cell table:style-name="ce2" table:formula="of:=[.Z8]" office:value-type="string" office:string-value="build common ground">
            <text:p>build common ground</text:p>
          </table:table-cell>
          <table:table-cell table:style-name="ce9" office:value-type="string">
            <text:p>+</text:p>
          </table:table-cell>
          <table:table-cell table:style-name="ce2" table:formula="of:=[.Z12]" office:value-type="string" office:string-value="community be sustainable">
            <text:p>community be sustainable</text:p>
          </table:table-cell>
          <table:table-cell table:style-name="ce9" office:value-type="string">
            <text:p>+</text:p>
          </table:table-cell>
          <table:table-cell table:style-name="ce2" table:formula="of:=[.Z58]" office:value-type="string" office:string-value="social norms be emergent">
            <text:p>social norms be emergent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72]" office:value-type="string" office:string-value="level playing field for discussants">
            <text:p>level playing field for discussants</text:p>
          </table:table-cell>
          <table:table-cell table:style-name="ce9" office:value-type="string">
            <text:p>-</text:p>
          </table:table-cell>
          <table:table-cell table:style-name="ce2" table:formula="of:=[.Z65]" office:value-type="string" office:string-value="value of unique information maxmized">
            <text:p>value of unique information maxmize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system be scalable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deliberative mechanisms</text:p>
          </table:table-cell>
          <table:table-cell table:style-name="ce7" office:value-type="string">
            <text:p>+</text:p>
          </table:table-cell>
          <table:table-cell table:style-name="ce2" table:formula="of:=[.Z17]" office:value-type="string" office:string-value="decision making be facilitated">
            <text:p>decision making be facilitat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consultation be successful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strategic participant selection</text:p>
          </table:table-cell>
          <table:table-cell table:style-name="ce7" office:value-type="string">
            <text:p>+</text:p>
          </table:table-cell>
          <table:table-cell table:style-name="ce2" table:formula="of:=[.Z78]" office:value-type="string" office:string-value="legitimacy to respond improved">
            <text:p>legitimacy to respond improved</text:p>
          </table:table-cell>
          <table:table-cell table:style-name="ce9" office:value-type="string">
            <text:p>+</text:p>
          </table:table-cell>
          <table:table-cell table:style-name="ce2" table:formula="of:=[.Z34]" office:value-type="string" office:string-value="identify valuable participants">
            <text:p>identify valuable participants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48]" office:value-type="string" office:string-value="political efficacy">
            <text:p>political efficacy</text:p>
          </table:table-cell>
          <table:table-cell table:style-name="ce9" office:value-type="string">
            <text:p>-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decision be reached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Vote</text:p>
          </table:table-cell>
          <table:table-cell table:style-name="ce7" office:value-type="string">
            <text:p>+</text:p>
          </table:table-cell>
          <table:table-cell table:style-name="ce2" table:formula="of:=[.Z91]" office:value-type="string" office:string-value="decision be made">
            <text:p>decision be made</text:p>
          </table:table-cell>
          <table:table-cell table:style-name="ce9" office:value-type="string">
            <text:p>+</text:p>
          </table:table-cell>
          <table:table-cell table:style-name="ce2" table:formula="of:=[.Z72]" office:value-type="string" office:string-value="level playing field for discussants">
            <text:p>level playing field for discussants</text:p>
          </table:table-cell>
          <table:table-cell table:style-name="ce9" office:value-type="string">
            <text:p>+</text:p>
          </table:table-cell>
          <table:table-cell table:style-name="ce2" table:formula="of:=[.Z59]" office:value-type="string" office:string-value="summarization be simple">
            <text:p>summarization be simpl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62]" office:value-type="string" office:string-value="transparent collaboration state">
            <text:p>transparent collaboration state</text:p>
          </table:table-cell>
          <table:table-cell table:style-name="ce9" office:value-type="string">
            <text:p>-</text:p>
          </table:table-cell>
          <table:table-cell table:style-name="ce2" table:formula="of:=[.Z29]" office:value-type="string" office:string-value="foster discussion of differences">
            <text:p>foster discussion of differences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Knowledge gained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provide fact-based arguments</text:p>
          </table:table-cell>
          <table:table-cell table:style-name="ce7" office:value-type="string">
            <text:p>+</text:p>
          </table:table-cell>
          <table:table-cell table:style-name="ce2" table:formula="of:=[.Z86]" office:value-type="string" office:string-value="decision be reached">
            <text:p>decision be reached</text:p>
          </table:table-cell>
          <table:table-cell table:style-name="ce9" office:value-type="string">
            <text:p>+</text:p>
          </table:table-cell>
          <table:table-cell table:style-name="ce2" table:formula="of:=[.Z87]" office:value-type="string" office:string-value="Knowledge gained">
            <text:p>Knowledge gained</text:p>
          </table:table-cell>
          <table:table-cell table:style-name="ce9" office:value-type="string">
            <text:p>+</text:p>
          </table:table-cell>
          <table:table-cell table:style-name="ce2" table:formula="of:=[.Z27]" office:value-type="string" office:string-value="express arguments formally">
            <text:p>express arguments formally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51]" office:value-type="string" office:string-value="reduce effort">
            <text:p>reduce effort</text:p>
          </table:table-cell>
          <table:table-cell table:style-name="ce9" office:value-type="string">
            <text:p>-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reduce conflict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focus on community goals</text:p>
          </table:table-cell>
          <table:table-cell table:style-name="ce7" office:value-type="string">
            <text:p>+</text:p>
          </table:table-cell>
          <table:table-cell table:style-name="ce2" table:formula="of:=[.Z13]" office:value-type="string" office:string-value="community bond be forged">
            <text:p>community bond be forged</text:p>
          </table:table-cell>
          <table:table-cell table:style-name="ce9" office:value-type="string">
            <text:p>+</text:p>
          </table:table-cell>
          <table:table-cell table:style-name="ce2" table:formula="of:=[.Z12]" office:value-type="string" office:string-value="community be sustainable">
            <text:p>community be sustainabl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-</text:p>
          </table:table-cell>
          <table:table-cell table:style-name="ce2" table:formula="of:=[.Z55]" office:value-type="string" office:string-value="retain democratic nature">
            <text:p>retain democratic nature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rate many more movies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receive social comparison</text:p>
          </table:table-cell>
          <table:table-cell table:style-name="ce7" office:value-type="string">
            <text:p>+</text:p>
          </table:table-cell>
          <table:table-cell table:style-name="ce2" table:formula="of:=[.Z40]" office:value-type="string" office:string-value="involvement be increased">
            <text:p>involvement be increased</text:p>
          </table:table-cell>
          <table:table-cell table:style-name="ce9" office:value-type="string">
            <text:p>+</text:p>
          </table:table-cell>
          <table:table-cell table:style-name="ce2" table:formula="of:=[.Z39]" office:value-type="string" office:string-value="interaction partners be assessed">
            <text:p>interaction partners be assessed</text:p>
          </table:table-cell>
          <table:table-cell table:style-name="ce9" office:value-type="string">
            <text:p>+</text:p>
          </table:table-cell>
          <table:table-cell table:style-name="ce2" table:formula="of:=[.Z30]" office:value-type="string" office:string-value="foster group identity">
            <text:p>foster group identity</text:p>
          </table:table-cell>
          <table:table-cell table:style-name="ce9" office:value-type="string">
            <text:p>+</text:p>
          </table:table-cell>
          <table:table-cell table:style-name="ce2" table:formula="of:=[.Z18]" office:value-type="string" office:string-value="determining relevent discussion to join be simple">
            <text:p>determining relevent discussion to join be simpl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44]" office:value-type="string" office:string-value="opposing views be expressed">
            <text:p>opposing views be expressed</text:p>
          </table:table-cell>
          <table:table-cell table:style-name="ce9" office:value-type="string">
            <text:p>-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motivation to contribute be increased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present attainable goals</text:p>
          </table:table-cell>
          <table:table-cell table:style-name="ce7" office:value-type="string">
            <text:p>+</text:p>
          </table:table-cell>
          <table:table-cell table:style-name="ce2" table:formula="of:=[.Z85]" office:value-type="string" office:string-value="consultation be successful">
            <text:p>consultation be successful</text:p>
          </table:table-cell>
          <table:table-cell table:style-name="ce9" office:value-type="string">
            <text:p>+</text:p>
          </table:table-cell>
          <table:table-cell table:style-name="ce2" table:formula="of:=[.Z48]" office:value-type="string" office:string-value="political efficacy">
            <text:p>political efficacy</text:p>
          </table:table-cell>
          <table:table-cell table:style-name="ce9" office:value-type="string">
            <text:p>+</text:p>
          </table:table-cell>
          <table:table-cell table:style-name="ce2" table:formula="of:=[.Z33]" office:value-type="string" office:string-value="hidden needs uncovered">
            <text:p>hidden needs uncover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4]" office:value-type="string" office:string-value="agreement be sincere">
            <text:p>agreement be sincere</text:p>
          </table:table-cell>
          <table:table-cell table:style-name="ce9" office:value-type="string">
            <text:p>-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decision be made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shared story making</text:p>
          </table:table-cell>
          <table:table-cell table:style-name="ce7" office:value-type="string">
            <text:p>+</text:p>
          </table:table-cell>
          <table:table-cell table:style-name="ce2" table:formula="of:=[.Z44]" office:value-type="string" office:string-value="opposing views be expressed">
            <text:p>opposing views be expressed</text:p>
          </table:table-cell>
          <table:table-cell table:style-name="ce9" office:value-type="string">
            <text:p>+</text:p>
          </table:table-cell>
          <table:table-cell table:style-name="ce2" table:formula="of:=[.Z13]" office:value-type="string" office:string-value="community bond be forged">
            <text:p>community bond be forg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3]" office:value-type="string" office:string-value="efficiently aggregate content">
            <text:p>efficiently aggregate content</text:p>
          </table:table-cell>
          <table:table-cell table:style-name="ce9" office:value-type="string">
            <text:p>-</text:p>
          </table:table-cell>
          <table:table-cell table:style-name="ce2" table:formula="of:=[.Z27]" office:value-type="string" office:string-value="express arguments formally">
            <text:p>express arguments formally</text:p>
          </table:table-cell>
          <table:table-cell table:style-name="ce9" office:value-type="string">
            <text:p>-</text:p>
          </table:table-cell>
          <table:table-cell table:style-name="ce2" table:formula="of:=[.Z65]" office:value-type="string" office:string-value="value of unique information maxmized">
            <text:p>value of unique information maxmized</text:p>
          </table:table-cell>
          <table:table-cell table:style-name="ce9" office:value-type="string">
            <text:p>-</text:p>
          </table:table-cell>
          <table:table-cell table:style-name="ce2" table:formula="of:=[.Z57]" office:value-type="string" office:string-value="sensitive issues be surfaced">
            <text:p>sensitive issues be surfaced</text:p>
          </table:table-cell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small messages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evaluate information equitably</text:p>
          </table:table-cell>
          <table:table-cell table:style-name="ce7" office:value-type="string">
            <text:p>+</text:p>
          </table:table-cell>
          <table:table-cell table:style-name="ce2" table:formula="of:=[.Z63]" office:value-type="string" office:string-value="trust">
            <text:p>trust</text:p>
          </table:table-cell>
          <table:table-cell table:style-name="ce9" office:value-type="string">
            <text:p>+</text:p>
          </table:table-cell>
          <table:table-cell table:style-name="ce2" table:formula="of:=[.Z16]" office:value-type="string" office:string-value="credibility be increased">
            <text:p>credibility be increased</text:p>
          </table:table-cell>
          <table:table-cell table:style-name="ce9" office:value-type="string">
            <text:p>+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+</text:p>
          </table:table-cell>
          <table:table-cell table:style-name="ce2" table:formula="of:=[.Z42]" office:value-type="string" office:string-value="neutrality">
            <text:p>neutrality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priming be reduced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overlook issues</text:p>
          </table:table-cell>
          <table:table-cell table:style-name="ce7" office:value-type="string">
            <text:p>+</text:p>
          </table:table-cell>
          <table:table-cell table:style-name="ce2" table:formula="of:=[.Z59]" office:value-type="string" office:string-value="summarization be simple">
            <text:p>summarization be simple</text:p>
          </table:table-cell>
          <table:table-cell table:style-name="ce9" office:value-type="string">
            <text:p>+</text:p>
          </table:table-cell>
          <table:table-cell table:style-name="ce2" table:formula="of:=[.Z51]" office:value-type="string" office:string-value="reduce effort">
            <text:p>reduce effort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1]" office:value-type="string" office:string-value="document has diverse viewpoints">
            <text:p>document has diverse viewpoints</text:p>
          </table:table-cell>
          <table:table-cell table:style-name="ce9" office:value-type="string">
            <text:p>-</text:p>
          </table:table-cell>
          <table:table-cell table:style-name="ce2" table:formula="of:=[.Z88]" office:value-type="string" office:string-value="reduce conflict">
            <text:p>reduce conflict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orient participants to a more critical approach to deliberation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Foreground how information resources were produced</text:p>
          </table:table-cell>
          <table:table-cell table:style-name="ce7" table:formula="of:=[.Z80]" office:value-type="string" office:string-value="diversity of opinion">
            <text:p>diversity of opinion</text:p>
          </table:table-cell>
          <table:table-cell table:style-name="ce2" table:formula="of:=[.Z44]" office:value-type="string" office:string-value="opposing views be expressed">
            <text:p>opposing views be expressed</text:p>
          </table:table-cell>
          <table:table-cell table:style-name="ce9" office:value-type="string">
            <text:p>+</text:p>
          </table:table-cell>
          <table:table-cell table:style-name="ce2" table:formula="of:=[.Z8]" office:value-type="string" office:string-value="build common ground">
            <text:p>build common ground</text:p>
          </table:table-cell>
          <table:table-cell table:style-name="ce9" office:value-type="string">
            <text:p>+</text:p>
          </table:table-cell>
          <table:table-cell table:style-name="ce2" table:formula="of:=[.Z29]" office:value-type="string" office:string-value="foster discussion of differences">
            <text:p>foster discussion of differences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5]" office:value-type="string" office:string-value="avoid evaluation apprehension">
            <text:p>avoid evaluation apprehension</text:p>
          </table:table-cell>
          <table:table-cell table:style-name="ce9" office:value-type="string">
            <text:p>-</text:p>
          </table:table-cell>
          <table:table-cell table:style-name="ce2" table:formula="of:=[.Z28]" office:value-type="string" office:string-value="flame wars be avoided">
            <text:p>flame wars be avoide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opinion be considered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Demonstrate that information resources have multiple inter-pretations</text:p>
          </table:table-cell>
          <table:table-cell table:style-name="ce7" office:value-type="string">
            <text:p>+</text:p>
          </table:table-cell>
          <table:table-cell table:style-name="ce2" table:formula="of:=[.Z44]" office:value-type="string" office:string-value="opposing views be expressed">
            <text:p>opposing views be expressed</text:p>
          </table:table-cell>
          <table:table-cell table:style-name="ce9" office:value-type="string">
            <text:p>+</text:p>
          </table:table-cell>
          <table:table-cell table:style-name="ce2" table:formula="of:=[.Z29]" office:value-type="string" office:string-value="foster discussion of differences">
            <text:p>foster discussion of differences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59]" office:value-type="string" office:string-value="summarization be simple">
            <text:p>summarization be simple</text:p>
          </table:table-cell>
          <table:table-cell table:style-name="ce9" office:value-type="string">
            <text:p>-</text:p>
          </table:table-cell>
          <table:table-cell table:style-name="ce2" table:formula="of:=[.Z31]" office:value-type="string" office:string-value="group stability">
            <text:p>group stability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Agenda Setting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emphasize the conflicting stories of information resource</text:p>
          </table:table-cell>
          <table:table-cell table:style-name="ce7" office:value-type="string">
            <text:p>+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+</text:p>
          </table:table-cell>
          <table:table-cell table:style-name="ce2" table:formula="of:=[.Z42]" office:value-type="string" office:string-value="neutrality">
            <text:p>neutrality</text:p>
          </table:table-cell>
          <table:table-cell table:style-name="ce9" office:value-type="string">
            <text:p>+</text:p>
          </table:table-cell>
          <table:table-cell table:style-name="ce2" table:formula="of:=[.Z29]" office:value-type="string" office:string-value="foster discussion of differences">
            <text:p>foster discussion of differences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83]" office:value-type="string" office:string-value="conflict be reduced">
            <text:p>conflict be reduced</text:p>
          </table:table-cell>
          <table:table-cell table:style-name="ce9" office:value-type="string">
            <text:p>-</text:p>
          </table:table-cell>
          <table:table-cell table:style-name="ce2" table:formula="of:=[.Z28]" office:value-type="string" office:string-value="flame wars be avoided">
            <text:p>flame wars be avoided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user contribution e emphasized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identify whose story is told, whose is not</text:p>
          </table:table-cell>
          <table:table-cell table:style-name="ce7" office:value-type="string">
            <text:p>+</text:p>
          </table:table-cell>
          <table:table-cell table:style-name="ce2" table:formula="of:=[.Z44]" office:value-type="string" office:string-value="opposing views be expressed">
            <text:p>opposing views be expressed</text:p>
          </table:table-cell>
          <table:table-cell table:style-name="ce9" office:value-type="string">
            <text:p>+</text:p>
          </table:table-cell>
          <table:table-cell table:style-name="ce2" table:formula="of:=[.Z78]" office:value-type="string" office:string-value="legitimacy to respond improved">
            <text:p>legitimacy to respond improve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reveal information about message sequencing and ancestry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take message seriously</text:p>
          </table:table-cell>
          <table:table-cell table:style-name="ce7" office:value-type="string">
            <text:p>+</text:p>
          </table:table-cell>
          <table:table-cell table:style-name="ce2" table:formula="of:=[.Z4]" office:value-type="string" office:string-value="agreement be sincere">
            <text:p>agreement be sincere</text:p>
          </table:table-cell>
          <table:table-cell table:style-name="ce9" office:value-type="string">
            <text:p>+</text:p>
          </table:table-cell>
          <table:table-cell table:style-name="ce2" table:formula="of:=[.Z16]" office:value-type="string" office:string-value="credibility be increased">
            <text:p>credibility be increased</text:p>
          </table:table-cell>
          <table:table-cell table:style-name="ce9" office:value-type="string">
            <text:p>+</text:p>
          </table:table-cell>
          <table:table-cell table:style-name="ce2" table:formula="of:=[.Z63]" office:value-type="string" office:string-value="trust">
            <text:p>trust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Discussion be focused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Discussions are thematically grouped</text:p>
          </table:table-cell>
          <table:table-cell table:style-name="ce7" office:value-type="string">
            <text:p>+</text:p>
          </table:table-cell>
          <table:table-cell table:style-name="ce2" table:formula="of:=[.Z23]" office:value-type="string" office:string-value="efficiently aggregate content">
            <text:p>efficiently aggregate content</text:p>
          </table:table-cell>
          <table:table-cell table:style-name="ce9" office:value-type="string">
            <text:p>+</text:p>
          </table:table-cell>
          <table:table-cell table:style-name="ce2" table:formula="of:=[.Z71]" office:value-type="string" office:string-value="reflection be encouraged">
            <text:p>reflection be encouraged</text:p>
          </table:table-cell>
          <table:table-cell table:style-name="ce9" office:value-type="string">
            <text:p>+</text:p>
          </table:table-cell>
          <table:table-cell table:style-name="ce2" table:formula="of:=[.Z18]" office:value-type="string" office:string-value="determining relevent discussion to join be simple">
            <text:p>determining relevent discussion to join be simple</text:p>
          </table:table-cell>
          <table:table-cell table:style-name="ce9" office:value-type="string">
            <text:p>+</text:p>
          </table:table-cell>
          <table:table-cell table:style-name="ce2" table:formula="of:=[.Z54]" office:value-type="string" office:string-value="relevant information be accesible">
            <text:p>relevant information be accesibl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-</text:p>
          </table:table-cell>
          <table:table-cell table:style-name="ce2" table:formula="of:=[.Z36]" office:value-type="string" office:string-value="increase content breadth">
            <text:p>increase content breadth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/>
          <table:table-cell table:style-name="ce2" office:value-type="string">
            <text:p>all voices be heard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Relevant category be found</text:p>
          </table:table-cell>
          <table:table-cell table:style-name="ce7" office:value-type="string">
            <text:p>+</text:p>
          </table:table-cell>
          <table:table-cell table:style-name="ce2" table:formula="of:=[.Z18]" office:value-type="string" office:string-value="determining relevent discussion to join be simple">
            <text:p>determining relevent discussion to join be simple</text:p>
          </table:table-cell>
          <table:table-cell table:style-name="ce9" office:value-type="string">
            <text:p>+</text:p>
          </table:table-cell>
          <table:table-cell table:style-name="ce2" table:formula="of:=[.Z45]" office:value-type="string" office:string-value="participation">
            <text:p>participation</text:p>
          </table:table-cell>
          <table:table-cell table:style-name="ce9" office:value-type="string">
            <text:p>+</text:p>
          </table:table-cell>
          <table:table-cell table:style-name="ce2" table:formula="of:=[.Z54]" office:value-type="string" office:string-value="relevant information be accesible">
            <text:p>relevant information be accesible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 table:number-columns-repeated="2"/>
          <table:table-cell table:number-columns-repeated="998"/>
        </table:table-row>
        <table:table-row table:style-name="ro2">
          <table:table-cell table:style-name="ce4" office:value-type="string">
            <text:p>active comparison of perspectives</text:p>
          </table:table-cell>
          <table:table-cell table:style-name="ce7" office:value-type="string">
            <text:p>+</text:p>
          </table:table-cell>
          <table:table-cell table:style-name="ce2" table:formula="of:=[.Z44]" office:value-type="string" office:string-value="opposing views be expressed">
            <text:p>opposing views be expressed</text:p>
          </table:table-cell>
          <table:table-cell table:style-name="ce9" office:value-type="string">
            <text:p>+</text:p>
          </table:table-cell>
          <table:table-cell table:style-name="ce2" table:formula="of:=[.Z17]" office:value-type="string" office:string-value="decision making be facilitated">
            <text:p>decision making be facilitated</text:p>
          </table:table-cell>
          <table:table-cell table:style-name="ce9" office:value-type="string">
            <text:p>+</text:p>
          </table:table-cell>
          <table:table-cell table:style-name="ce2" table:formula="of:=[.Z29]" office:value-type="string" office:string-value="foster discussion of differences">
            <text:p>foster discussion of differences</text:p>
          </table:table-cell>
          <table:table-cell table:style-name="ce9" office:value-type="string">
            <text:p>+</text:p>
          </table:table-cell>
          <table:table-cell table:style-name="ce2" table:formula="of:=[.Z8]" office:value-type="string" office:string-value="build common ground">
            <text:p>build common ground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28]" office:value-type="string" office:string-value="flame wars be avoided">
            <text:p>flame wars be avoided</text:p>
          </table:table-cell>
          <table:table-cell table:style-name="ce9" office:value-type="string">
            <text:p>-</text:p>
          </table:table-cell>
          <table:table-cell table:style-name="ce2" table:formula="of:=[.Z42]" office:value-type="string" office:string-value="neutrality">
            <text:p>neutrality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 table:number-columns-repeated="2"/>
          <table:table-cell table:number-columns-repeated="998"/>
        </table:table-row>
        <table:table-row table:style-name="ro2">
          <table:table-cell table:style-name="ce4" office:value-type="string">
            <text:p>presents a ranked list of authors by their total activity</text:p>
          </table:table-cell>
          <table:table-cell table:style-name="ce7" office:value-type="string">
            <text:p>+</text:p>
          </table:table-cell>
          <table:table-cell table:style-name="ce2" table:formula="of:=[.Z34]" office:value-type="string" office:string-value="identify valuable participants">
            <text:p>identify valuable participants</text:p>
          </table:table-cell>
          <table:table-cell table:style-name="ce9" office:value-type="string">
            <text:p>+</text:p>
          </table:table-cell>
          <table:table-cell table:style-name="ce2" table:formula="of:=[.Z7]" office:value-type="string" office:string-value="be associated with status">
            <text:p>be associated with status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 table:number-columns-repeated="2"/>
          <table:table-cell table:number-columns-repeated="998"/>
        </table:table-row>
        <table:table-row table:style-name="ro2">
          <table:table-cell table:style-name="ce4" office:value-type="string">
            <text:p>indicate reply</text:p>
          </table:table-cell>
          <table:table-cell table:style-name="ce7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 table:number-columns-repeated="2"/>
          <table:table-cell table:number-columns-repeated="998"/>
        </table:table-row>
        <table:table-row table:style-name="ro2">
          <table:table-cell table:style-name="ce4" office:value-type="string">
            <text:p>browse different formalities</text:p>
          </table:table-cell>
          <table:table-cell table:style-name="ce7" office:value-type="string">
            <text:p>+</text:p>
          </table:table-cell>
          <table:table-cell table:style-name="ce2" table:formula="of:=[.Z41]" office:value-type="string" office:string-value="knowledge externalization be supported">
            <text:p>knowledge externalization be supported</text:p>
          </table:table-cell>
          <table:table-cell table:style-name="ce9" office:value-type="string">
            <text:p>+</text:p>
          </table:table-cell>
          <table:table-cell table:style-name="ce2" table:formula="of:=[.Z27]" office:value-type="string" office:string-value="express arguments formally">
            <text:p>express arguments formally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59]" office:value-type="string" office:string-value="summarization be simple">
            <text:p>summarization be simple</text:p>
          </table:table-cell>
          <table:table-cell table:style-name="ce9" office:value-type="string">
            <text:p>-</text:p>
          </table:table-cell>
          <table:table-cell table:style-name="ce2" table:formula="of:=[.Z22]" office:value-type="string" office:string-value="ease of use">
            <text:p>ease of use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 table:number-columns-repeated="2"/>
          <table:table-cell table:number-columns-repeated="998"/>
        </table:table-row>
        <table:table-row table:style-name="ro2">
          <table:table-cell table:style-name="ce4" office:value-type="string">
            <text:p>Relevant messages be approved</text:p>
          </table:table-cell>
          <table:table-cell table:style-name="ce7" office:value-type="string">
            <text:p>+</text:p>
          </table:table-cell>
          <table:table-cell table:style-name="ce2" table:formula="of:=[.Z54]" office:value-type="string" office:string-value="relevant information be accesible">
            <text:p>relevant information be accesible</text:p>
          </table:table-cell>
          <table:table-cell table:style-name="ce9" office:value-type="string">
            <text:p>+</text:p>
          </table:table-cell>
          <table:table-cell table:style-name="ce2" table:formula="of:=[.Z61]" office:value-type="string" office:string-value="tracking relevant messages be simple">
            <text:p>tracking relevant messages be simple</text:p>
          </table:table-cell>
          <table:table-cell table:style-name="ce9" office:value-type="string">
            <text:p>+</text:p>
          </table:table-cell>
          <table:table-cell table:style-name="ce2" table:formula="of:=[.Z23]" office:value-type="string" office:string-value="efficiently aggregate content">
            <text:p>efficiently aggregate content</text:p>
          </table:table-cell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+</text:p>
          </table:table-cell>
          <table:table-cell table:style-name="ce2"/>
          <table:table-cell table:style-name="ce9" office:value-type="string">
            <text:p>-</text:p>
          </table:table-cell>
          <table:table-cell table:style-name="ce2" table:formula="of:=[.Z42]" office:value-type="string" office:string-value="neutrality">
            <text:p>neutrality</text:p>
          </table:table-cell>
          <table:table-cell table:style-name="ce9" office:value-type="string">
            <text:p>-</text:p>
          </table:table-cell>
          <table:table-cell table:style-name="ce2" table:formula="of:=[.Z43]" office:value-type="string" office:string-value="opinions be diverse">
            <text:p>opinions be diverse</text:p>
          </table:table-cell>
          <table:table-cell table:style-name="ce9" office:value-type="string">
            <text:p>-</text:p>
          </table:table-cell>
          <table:table-cell table:style-name="ce2" table:formula="of:=[.Z63]" office:value-type="string" office:string-value="trust">
            <text:p>trust</text:p>
          </table:table-cell>
          <table:table-cell table:style-name="ce9" office:value-type="string">
            <text:p>-</text:p>
          </table:table-cell>
          <table:table-cell table:style-name="ce2"/>
          <table:table-cell table:style-name="ce12" office:value-type="string">
            <text:p>†</text:p>
          </table:table-cell>
          <table:table-cell table:style-name="ce2" table:number-columns-repeated="2"/>
          <table:table-cell table:number-columns-repeated="998"/>
        </table:table-row>
        <table:table-row table:style-name="ro3" table:number-rows-repeated="6">
          <table:table-cell table:style-name="ce4"/>
          <table:table-cell table:style-name="ce7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12"/>
          <table:table-cell table:style-name="ce2" table:number-columns-repeated="2"/>
          <table:table-cell table:number-columns-repeated="998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3" table:default-cell-style-name="ce5"/>
        <table:table-column table:style-name="co6" table:number-columns-repeated="1023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3" table:default-cell-style-name="ce5"/>
        <table:table-column table:style-name="co6" table:number-columns-repeated="1023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_3" table:base-cell-address="$Sheet1.$A$1" table:expression="NA()"/>
        <table:named-expression table:name="Excel_BuiltIn_Sheet_Title_3" table:base-cell-address="$Sheet1.$A$1" table:expression="&quot;Sheet3&quot;"/>
        <table:named-expression table:name="Excel_BuiltIn_Sheet_Title_1" table:base-cell-address="$Sheet1.$A$1" table:expression="&quot;Sheet1&quot;"/>
        <table:named-expression table:name="Excel_BuiltIn_Print_Area_1" table:base-cell-address="$Sheet1.$A$1" table:expression="NA()"/>
        <table:named-expression table:name="Excel_BuiltIn_Print_Area_2" table:base-cell-address="$Sheet1.$A$1" table:expression="NA()"/>
        <table:named-expression table:name="Excel_BuiltIn_Sheet_Title_2" table:base-cell-address="$Sheet1.$A$1" table:expression="&quot;Sheet2&quot;"/>
        <table:named-expression table:name="Excel_BuiltIn_Sheet_Title_1_1" table:base-cell-address="$Sheet1.$A$1" table:expression="&quot;Sheet1&quot;"/>
        <table:named-expression table:name="Excel_BuiltIn_Print_Area_1_1" table:base-cell-address="$Sheet1.$A$1" table:expression="NA()"/>
        <table:named-expression table:name="Excel_BuiltIn_Sheet_Title_2_1" table:base-cell-address="$Sheet1.$A$1" table:expression="&quot;Sheet2&quot;"/>
        <table:named-expression table:name="Excel_BuiltIn_Print_Area_2_1" table:base-cell-address="$Sheet1.$A$1" table:expression="NA()"/>
        <table:named-expression table:name="Excel_BuiltIn_Sheet_Title_3_1" table:base-cell-address="$Sheet1.$A$1" table:expression="&quot;Sheet3&quot;"/>
        <table:named-expression table:name="Excel_BuiltIn_Print_Area_3_1" table:base-cell-address="$Sheet1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Sans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e6e6ff"/>
      <style:text-properties fo:color="#000000" style:text-line-through-style="none" fo:font-style="normal" fo:font-weight="0" style:font-style-asian="normal" style:font-weight-asian="0" style:font-style-complex="normal" style:font-weight-complex="0"/>
    </style:style>
    <style:style style:name="Excel_5f_CondFormat_5f_1_5f_2_5f_1" style:display-name="Excel_CondFormat_1_2_1" style:family="table-cell" style:parent-style-name="Default">
      <style:table-cell-properties fo:background-color="#ffffff"/>
      <style:text-properties fo:color="#003366" style:text-line-through-style="none" fo:font-style="normal" fo:font-weight="0" style:font-style-asian="normal" style:font-weight-asian="0" style:font-style-complex="normal" style:font-weight-complex="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7in" fo:margin-left="0in" fo:margin-right="0in" fo:margin-bottom="0.528in"/>
      </style:header-style>
      <style:footer-style>
        <style:header-footer-properties fo:min-height="0.2957in" fo:margin-left="0in" fo:margin-right="0in" fo:margin-top="0.528in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6">04/26/2011</text:date>, <text:time>21:2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heet2" style:display-name="PageStyle_Sheet2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heet3" style:display-name="PageStyle_Sheet3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Andrew Hilts</dc:creator>
    <dc:date>2011-04-26T21:14:06</dc:date>
    <meta:editing-cycles>23</meta:editing-cycles>
    <meta:editing-duration>PT01H05M21S</meta:editing-duration>
    <meta:generator>OpenOffice.org/3.2$Unix OpenOffice.org_project/320m12$Build-9483</meta:generator>
    <meta:document-statistic meta:table-count="3" meta:cell-count="1857" meta:object-count="0"/>
  </office:meta>
</office:document-meta>
</file>